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C80000006472B53BE1.gif"/>
  <manifest:file-entry manifest:media-type="image/gif" manifest:full-path="Pictures/10000000000000C800000064A8EC9A33.gif"/>
  <manifest:file-entry manifest:media-type="image/gif" manifest:full-path="Pictures/10000000000000C800000064F86F55A4.gif"/>
  <manifest:file-entry manifest:media-type="image/gif" manifest:full-path="Pictures/10000000000000C800000064979C0AA0.gif"/>
  <manifest:file-entry manifest:media-type="image/gif" manifest:full-path="Pictures/10000000000000C800000064C64DBD2E.gif"/>
  <manifest:file-entry manifest:media-type="image/gif" manifest:full-path="Pictures/10000000000000C800000064FD30B0D4.gif"/>
  <manifest:file-entry manifest:media-type="image/gif" manifest:full-path="Pictures/10000000000000C800000064E873B98C.gif"/>
  <manifest:file-entry manifest:media-type="image/gif" manifest:full-path="Pictures/10000000000000C800000064229D1E0C.gif"/>
  <manifest:file-entry manifest:media-type="image/gif" manifest:full-path="Pictures/10000000000000C8000000649971F882.gif"/>
  <manifest:file-entry manifest:media-type="image/gif" manifest:full-path="Pictures/10000000000000C8000000647913D965.gif"/>
  <manifest:file-entry manifest:media-type="image/gif" manifest:full-path="Pictures/10000000000000C800000064967570CB.gif"/>
  <manifest:file-entry manifest:media-type="image/gif" manifest:full-path="Pictures/10000000000000C80000006483BEEC41.gif"/>
  <manifest:file-entry manifest:media-type="image/gif" manifest:full-path="Pictures/10000000000000C800000064140A2D04.gif"/>
  <manifest:file-entry manifest:media-type="image/gif" manifest:full-path="Pictures/10000000000000C800000064AF39DBFE.gif"/>
  <manifest:file-entry manifest:media-type="image/gif" manifest:full-path="Pictures/10000000000000C80000006481DD4360.gif"/>
  <manifest:file-entry manifest:media-type="image/gif" manifest:full-path="Pictures/10000000000000C800000064D686975A.gif"/>
  <manifest:file-entry manifest:media-type="image/gif" manifest:full-path="Pictures/10000000000000C80000006462F9C522.gif"/>
  <manifest:file-entry manifest:media-type="image/gif" manifest:full-path="Pictures/10000000000000C8000000648B657F14.gif"/>
  <manifest:file-entry manifest:media-type="image/gif" manifest:full-path="Pictures/10000000000000C80000006478D04B83.gif"/>
  <manifest:file-entry manifest:media-type="image/gif" manifest:full-path="Pictures/10000000000000C800000064778221C3.gif"/>
  <manifest:file-entry manifest:media-type="image/gif" manifest:full-path="Pictures/10000000000000C8000000640442858B.gif"/>
  <manifest:file-entry manifest:media-type="image/gif" manifest:full-path="Pictures/10000000000000C800000064724D3B21.gif"/>
  <manifest:file-entry manifest:media-type="image/gif" manifest:full-path="Pictures/10000000000000C800000064D9F6154C.gif"/>
  <manifest:file-entry manifest:media-type="image/gif" manifest:full-path="Pictures/10000000000000C800000064DE2914AB.gif"/>
  <manifest:file-entry manifest:media-type="image/gif" manifest:full-path="Pictures/10000000000000C800000064E7745236.gif"/>
  <manifest:file-entry manifest:media-type="image/gif" manifest:full-path="Pictures/10000000000000C800000064FBAD4DE6.gif"/>
  <manifest:file-entry manifest:media-type="image/gif" manifest:full-path="Pictures/1000000000000258000002582BDE7065.gif"/>
  <manifest:file-entry manifest:media-type="image/gif" manifest:full-path="Pictures/10000000000000C8000000643EA1E738.gif"/>
  <manifest:file-entry manifest:media-type="image/gif" manifest:full-path="Pictures/10000000000000C800000064C3EC79DD.gif"/>
  <manifest:file-entry manifest:media-type="image/gif" manifest:full-path="Pictures/1000000000000258000002583BE60924.gif"/>
  <manifest:file-entry manifest:media-type="image/gif" manifest:full-path="Pictures/10000000000000C80000006496FD92F2.gif"/>
  <manifest:file-entry manifest:media-type="image/gif" manifest:full-path="Pictures/10000000000000C8000000643DE4EB47.gif"/>
  <manifest:file-entry manifest:media-type="image/gif" manifest:full-path="Pictures/10000000000000C8000000640B2DDC50.gif"/>
  <manifest:file-entry manifest:media-type="image/gif" manifest:full-path="Pictures/10000000000000C800000064D38F84FB.gif"/>
  <manifest:file-entry manifest:media-type="image/gif" manifest:full-path="Pictures/10000000000000C80000006452FF4EDA.gif"/>
  <manifest:file-entry manifest:media-type="image/gif" manifest:full-path="Pictures/10000000000000C800000064FC7F2772.gif"/>
  <manifest:file-entry manifest:media-type="image/gif" manifest:full-path="Pictures/10000000000000C800000064972D41B9.gif"/>
  <manifest:file-entry manifest:media-type="image/gif" manifest:full-path="Pictures/10000000000000C8000000649FC956AD.gif"/>
  <manifest:file-entry manifest:media-type="image/gif" manifest:full-path="Pictures/10000000000000C800000064A55F82CC.gif"/>
  <manifest:file-entry manifest:media-type="image/gif" manifest:full-path="Pictures/1000000000000258000002586773F186.gif"/>
  <manifest:file-entry manifest:media-type="image/gif" manifest:full-path="Pictures/100000000000025800000258D7B95EAA.gif"/>
  <manifest:file-entry manifest:media-type="image/gif" manifest:full-path="Pictures/10000000000000C8000000647B77514B.gif"/>
  <manifest:file-entry manifest:media-type="image/gif" manifest:full-path="Pictures/100000000000025800000258AD258EDA.gif"/>
  <manifest:file-entry manifest:media-type="image/gif" manifest:full-path="Pictures/10000000000000C8000000649E625A2D.gif"/>
  <manifest:file-entry manifest:media-type="image/gif" manifest:full-path="Pictures/10000000000000C800000064B5805E23.gif"/>
  <manifest:file-entry manifest:media-type="image/gif" manifest:full-path="Pictures/10000000000000C8000000647787A427.gif"/>
  <manifest:file-entry manifest:media-type="image/gif" manifest:full-path="Pictures/10000000000000C8000000641EE60959.gif"/>
  <manifest:file-entry manifest:media-type="image/gif" manifest:full-path="Pictures/10000000000000C8000000643DC94A19.gif"/>
  <manifest:file-entry manifest:media-type="image/gif" manifest:full-path="Pictures/10000000000000C800000064F7D573C5.gif"/>
  <manifest:file-entry manifest:media-type="image/gif" manifest:full-path="Pictures/10000000000000C800000064C361A288.gif"/>
  <manifest:file-entry manifest:media-type="image/gif" manifest:full-path="Pictures/10000000000000C8000000646B44B219.gif"/>
  <manifest:file-entry manifest:media-type="image/gif" manifest:full-path="Pictures/10000000000000C800000064258428E5.gif"/>
  <manifest:file-entry manifest:media-type="image/gif" manifest:full-path="Pictures/10000000000000C800000064FF4DB28C.gif"/>
  <manifest:file-entry manifest:media-type="image/gif" manifest:full-path="Pictures/10000000000000C8000000643DA60A3F.gif"/>
  <manifest:file-entry manifest:media-type="image/gif" manifest:full-path="Pictures/10000000000000C800000064B1F5185A.gif"/>
  <manifest:file-entry manifest:media-type="image/gif" manifest:full-path="Pictures/1000000000000258000002586106320C.gif"/>
  <manifest:file-entry manifest:media-type="image/gif" manifest:full-path="Pictures/10000000000000C800000064892EF175.gif"/>
  <manifest:file-entry manifest:media-type="image/gif" manifest:full-path="Pictures/10000000000000C8000000648E2FAD40.gif"/>
  <manifest:file-entry manifest:media-type="image/gif" manifest:full-path="Pictures/10000000000000C8000000645B365566.gif"/>
  <manifest:file-entry manifest:media-type="image/gif" manifest:full-path="Pictures/10000000000000C800000064BD349E44.gif"/>
  <manifest:file-entry manifest:media-type="image/gif" manifest:full-path="Pictures/10000000000000C800000064BC8702E0.gif"/>
  <manifest:file-entry manifest:media-type="image/gif" manifest:full-path="Pictures/10000000000000C8000000642EC90880.gif"/>
  <manifest:file-entry manifest:media-type="image/gif" manifest:full-path="Pictures/10000000000000C800000064DE43976E.gif"/>
  <manifest:file-entry manifest:media-type="image/gif" manifest:full-path="Pictures/10000000000000C8000000648FB04E38.gif"/>
  <manifest:file-entry manifest:media-type="image/gif" manifest:full-path="Pictures/10000000000000C800000064025DC6DB.gif"/>
  <manifest:file-entry manifest:media-type="image/gif" manifest:full-path="Pictures/10000000000000C80000006497A23479.gif"/>
  <manifest:file-entry manifest:media-type="image/gif" manifest:full-path="Pictures/1000000000000258000002582D50F0E9.gif"/>
  <manifest:file-entry manifest:media-type="image/gif" manifest:full-path="Pictures/10000000000000C8000000647BA1D2B1.gif"/>
  <manifest:file-entry manifest:media-type="image/gif" manifest:full-path="Pictures/10000000000000C8000000641491B52F.gif"/>
  <manifest:file-entry manifest:media-type="image/gif" manifest:full-path="Pictures/10000000000000C8000000641576BEEE.gif"/>
  <manifest:file-entry manifest:media-type="image/gif" manifest:full-path="Pictures/10000000000000C80000006412FD4D9D.gif"/>
  <manifest:file-entry manifest:media-type="image/gif" manifest:full-path="Pictures/10000000000000C800000064EEFC005B.gif"/>
  <manifest:file-entry manifest:media-type="image/gif" manifest:full-path="Pictures/10000000000000C8000000646CF0AC5C.gif"/>
  <manifest:file-entry manifest:media-type="image/gif" manifest:full-path="Pictures/10000000000000C800000064FF3A4AA7.gif"/>
  <manifest:file-entry manifest:media-type="image/gif" manifest:full-path="Pictures/10000000000000C8000000647CE73138.gif"/>
  <manifest:file-entry manifest:media-type="image/gif" manifest:full-path="Pictures/10000000000000C8000000642C4368B1.gif"/>
  <manifest:file-entry manifest:media-type="image/gif" manifest:full-path="Pictures/1000000000000258000002584E72CE50.gif"/>
  <manifest:file-entry manifest:media-type="image/gif" manifest:full-path="Pictures/10000000000000C800000064E1664A11.gif"/>
  <manifest:file-entry manifest:media-type="image/gif" manifest:full-path="Pictures/10000000000000C80000006414BA6C33.gif"/>
  <manifest:file-entry manifest:media-type="image/gif" manifest:full-path="Pictures/10000000000000C800000064B68C653E.gif"/>
  <manifest:file-entry manifest:media-type="image/gif" manifest:full-path="Pictures/10000000000002580000025815D40C3A.gif"/>
  <manifest:file-entry manifest:media-type="image/gif" manifest:full-path="Pictures/100000000000025800000258EA35EDD8.gif"/>
  <manifest:file-entry manifest:media-type="image/gif" manifest:full-path="Pictures/10000000000000C80000006403C223D7.gif"/>
  <manifest:file-entry manifest:media-type="image/gif" manifest:full-path="Pictures/10000000000000C8000000644DC0D8E1.gif"/>
  <manifest:file-entry manifest:media-type="image/gif" manifest:full-path="Pictures/10000000000000C8000000648DBCBCBE.gif"/>
  <manifest:file-entry manifest:media-type="image/gif" manifest:full-path="Pictures/10000000000000C80000006420590D86.gif"/>
  <manifest:file-entry manifest:media-type="image/gif" manifest:full-path="Pictures/10000000000000C80000006432C8B544.gif"/>
  <manifest:file-entry manifest:media-type="image/gif" manifest:full-path="Pictures/10000000000000C8000000647B958B0F.gif"/>
  <manifest:file-entry manifest:media-type="image/gif" manifest:full-path="Pictures/10000000000000C800000064AC686183.gif"/>
  <manifest:file-entry manifest:media-type="image/gif" manifest:full-path="Pictures/1000000000000258000002581A33218B.gif"/>
  <manifest:file-entry manifest:media-type="image/gif" manifest:full-path="Pictures/10000000000000C800000064A43C2161.gif"/>
  <manifest:file-entry manifest:media-type="image/gif" manifest:full-path="Pictures/10000000000000C800000064795CBBF5.gif"/>
  <manifest:file-entry manifest:media-type="image/gif" manifest:full-path="Pictures/10000000000000C8000000640EE66F7E.gif"/>
  <manifest:file-entry manifest:media-type="image/gif" manifest:full-path="Pictures/10000000000000C8000000643A703D4F.gif"/>
  <manifest:file-entry manifest:media-type="image/gif" manifest:full-path="Pictures/10000000000000C80000006486DE2472.gif"/>
  <manifest:file-entry manifest:media-type="image/gif" manifest:full-path="Pictures/10000000000000C800000064A4B45195.gif"/>
  <manifest:file-entry manifest:media-type="image/gif" manifest:full-path="Pictures/10000000000000C800000064857DF2E6.gif"/>
  <manifest:file-entry manifest:media-type="image/gif" manifest:full-path="Pictures/10000000000000C8000000643ACFB530.gif"/>
  <manifest:file-entry manifest:media-type="image/gif" manifest:full-path="Pictures/10000000000000C800000064747BA9D9.gif"/>
  <manifest:file-entry manifest:media-type="image/gif" manifest:full-path="Pictures/10000000000000C800000064637503CE.gif"/>
  <manifest:file-entry manifest:media-type="image/gif" manifest:full-path="Pictures/10000000000000C80000006439437496.gif"/>
  <manifest:file-entry manifest:media-type="image/gif" manifest:full-path="Pictures/10000000000000C80000006428E5F077.gif"/>
  <manifest:file-entry manifest:media-type="image/gif" manifest:full-path="Pictures/10000000000000C800000064C3D0ECDC.gif"/>
  <manifest:file-entry manifest:media-type="image/gif" manifest:full-path="Pictures/10000000000000C800000064C09FA9CD.gif"/>
  <manifest:file-entry manifest:media-type="image/gif" manifest:full-path="Pictures/10000000000000C80000006425F82B70.gif"/>
  <manifest:file-entry manifest:media-type="image/gif" manifest:full-path="Pictures/10000000000000C8000000642584279E.gif"/>
  <manifest:file-entry manifest:media-type="image/gif" manifest:full-path="Pictures/10000000000000C800000064CB499624.gif"/>
  <manifest:file-entry manifest:media-type="image/gif" manifest:full-path="Pictures/10000000000000C80000006499E4D015.gif"/>
  <manifest:file-entry manifest:media-type="image/gif" manifest:full-path="Pictures/10000000000000C800000064C2A93853.gif"/>
  <manifest:file-entry manifest:media-type="image/gif" manifest:full-path="Pictures/10000000000000C800000064C46CCA8B.gif"/>
  <manifest:file-entry manifest:media-type="image/gif" manifest:full-path="Pictures/10000000000000C800000064A2DE7FEF.gif"/>
  <manifest:file-entry manifest:media-type="image/gif" manifest:full-path="Pictures/10000000000000C8000000643042D893.gif"/>
  <manifest:file-entry manifest:media-type="image/gif" manifest:full-path="Pictures/10000000000000C8000000646BE2A1DE.gif"/>
  <manifest:file-entry manifest:media-type="image/gif" manifest:full-path="Pictures/10000000000000C800000064503FA273.gif"/>
  <manifest:file-entry manifest:media-type="image/gif" manifest:full-path="Pictures/10000000000000C8000000648B7E4B0D.gif"/>
  <manifest:file-entry manifest:media-type="image/gif" manifest:full-path="Pictures/10000000000000C80000006457D305E0.gif"/>
  <manifest:file-entry manifest:media-type="image/gif" manifest:full-path="Pictures/10000000000000C800000064330C4240.gif"/>
  <manifest:file-entry manifest:media-type="image/gif" manifest:full-path="Pictures/10000000000000C8000000647020F018.gif"/>
  <manifest:file-entry manifest:media-type="image/gif" manifest:full-path="Pictures/10000000000000C800000064AD76A859.gif"/>
  <manifest:file-entry manifest:media-type="image/gif" manifest:full-path="Pictures/10000000000000C80000006454017D9F.gif"/>
  <manifest:file-entry manifest:media-type="image/gif" manifest:full-path="Pictures/10000000000002580000025837D39A03.gif"/>
  <manifest:file-entry manifest:media-type="image/gif" manifest:full-path="Pictures/10000000000000C800000064C0F2B98C.gif"/>
  <manifest:file-entry manifest:media-type="image/gif" manifest:full-path="Pictures/10000000000000C800000064CCC347C9.gif"/>
  <manifest:file-entry manifest:media-type="image/gif" manifest:full-path="Pictures/10000000000000C8000000647FF36763.gif"/>
  <manifest:file-entry manifest:media-type="image/gif" manifest:full-path="Pictures/10000000000000C800000064F79A861C.gif"/>
  <manifest:file-entry manifest:media-type="image/gif" manifest:full-path="Pictures/10000000000000C800000064A7E7621C.gif"/>
  <manifest:file-entry manifest:media-type="image/gif" manifest:full-path="Pictures/10000000000000C800000064B17233B2.gif"/>
  <manifest:file-entry manifest:media-type="image/gif" manifest:full-path="Pictures/10000000000000C800000064B5FC95EC.gif"/>
  <manifest:file-entry manifest:media-type="image/gif" manifest:full-path="Pictures/10000000000000C80000006457047907.gif"/>
  <manifest:file-entry manifest:media-type="image/gif" manifest:full-path="Pictures/10000000000000C8000000646D65D792.gif"/>
  <manifest:file-entry manifest:media-type="image/gif" manifest:full-path="Pictures/100000000000025800000258FE624BAF.gif"/>
  <manifest:file-entry manifest:media-type="image/gif" manifest:full-path="Pictures/10000000000000C8000000641A5C315C.gif"/>
  <manifest:file-entry manifest:media-type="image/gif" manifest:full-path="Pictures/10000000000000C80000006414876580.gif"/>
  <manifest:file-entry manifest:media-type="image/gif" manifest:full-path="Pictures/10000000000000C800000064A47D4694.gif"/>
  <manifest:file-entry manifest:media-type="image/gif" manifest:full-path="Pictures/10000000000002580000025826FBD4C0.gif"/>
  <manifest:file-entry manifest:media-type="image/gif" manifest:full-path="Pictures/10000000000000C800000064ACEBBC23.gif"/>
  <manifest:file-entry manifest:media-type="image/gif" manifest:full-path="Pictures/10000000000000C800000064C07C3108.gif"/>
  <manifest:file-entry manifest:media-type="image/gif" manifest:full-path="Pictures/10000000000000C800000064077D5532.gif"/>
  <manifest:file-entry manifest:media-type="image/gif" manifest:full-path="Pictures/100000000000025800000258F1323DC7.gif"/>
  <manifest:file-entry manifest:media-type="image/gif" manifest:full-path="Pictures/10000000000000C800000064DFA9114E.gif"/>
  <manifest:file-entry manifest:media-type="image/gif" manifest:full-path="Pictures/10000000000000C80000006417485758.gif"/>
  <manifest:file-entry manifest:media-type="image/gif" manifest:full-path="Pictures/1000000000000258000002582510CE90.gif"/>
  <manifest:file-entry manifest:media-type="image/gif" manifest:full-path="Pictures/10000000000000C8000000649D3CD016.gif"/>
  <manifest:file-entry manifest:media-type="image/gif" manifest:full-path="Pictures/10000000000000C800000064037D01BF.gif"/>
  <manifest:file-entry manifest:media-type="image/gif" manifest:full-path="Pictures/10000000000000C800000064138199F7.gif"/>
  <manifest:file-entry manifest:media-type="image/gif" manifest:full-path="Pictures/10000000000000C800000064B222ABF8.gif"/>
  <manifest:file-entry manifest:media-type="image/gif" manifest:full-path="Pictures/10000000000000C80000006428B5AE98.gif"/>
  <manifest:file-entry manifest:media-type="image/gif" manifest:full-path="Pictures/10000000000000C80000006460AECC11.gif"/>
  <manifest:file-entry manifest:media-type="image/gif" manifest:full-path="Pictures/10000000000000C80000006477971041.gif"/>
  <manifest:file-entry manifest:media-type="image/gif" manifest:full-path="Pictures/10000000000000C8000000644EF1BAE5.gif"/>
  <manifest:file-entry manifest:media-type="image/gif" manifest:full-path="Pictures/10000000000000C80000006431FEDF41.gif"/>
  <manifest:file-entry manifest:media-type="image/gif" manifest:full-path="Pictures/10000000000000C800000064F755C0B6.gif"/>
  <manifest:file-entry manifest:media-type="image/gif" manifest:full-path="Pictures/10000000000000C8000000648080DE7A.gif"/>
  <manifest:file-entry manifest:media-type="image/gif" manifest:full-path="Pictures/10000000000000C800000064362CEB77.gif"/>
  <manifest:file-entry manifest:media-type="image/gif" manifest:full-path="Pictures/10000000000000C8000000649C479517.gif"/>
  <manifest:file-entry manifest:media-type="image/gif" manifest:full-path="Pictures/10000000000000C800000064B847CE8A.gif"/>
  <manifest:file-entry manifest:media-type="image/gif" manifest:full-path="Pictures/10000000000000C8000000645283B1D6.gif"/>
  <manifest:file-entry manifest:media-type="image/gif" manifest:full-path="Pictures/10000000000000C80000006417F7C692.gif"/>
  <manifest:file-entry manifest:media-type="image/gif" manifest:full-path="Pictures/10000000000000C800000064A0E5CCFC.gif"/>
  <manifest:file-entry manifest:media-type="image/gif" manifest:full-path="Pictures/10000000000000C80000006414841CA8.gif"/>
  <manifest:file-entry manifest:media-type="image/gif" manifest:full-path="Pictures/10000000000000C800000064DCF1473B.gif"/>
  <manifest:file-entry manifest:media-type="image/gif" manifest:full-path="Pictures/10000000000000C80000006488D6E63D.gif"/>
  <manifest:file-entry manifest:media-type="image/gif" manifest:full-path="Pictures/10000000000000C80000006497D4E4DA.gif"/>
  <manifest:file-entry manifest:media-type="image/gif" manifest:full-path="Pictures/10000000000000C800000064038878A3.gif"/>
  <manifest:file-entry manifest:media-type="image/gif" manifest:full-path="Pictures/10000000000000C800000064D459059C.gif"/>
  <manifest:file-entry manifest:media-type="image/gif" manifest:full-path="Pictures/10000000000000C80000006431F388A6.gif"/>
  <manifest:file-entry manifest:media-type="image/gif" manifest:full-path="Pictures/10000000000000C8000000646CB6B1C5.gif"/>
  <manifest:file-entry manifest:media-type="image/gif" manifest:full-path="Pictures/10000000000000C800000064699D93FF.gif"/>
  <manifest:file-entry manifest:media-type="image/gif" manifest:full-path="Pictures/1000000000000258000002588CEFBACE.gif"/>
  <manifest:file-entry manifest:media-type="image/gif" manifest:full-path="Pictures/1000000000000258000002582CA75585.gif"/>
  <manifest:file-entry manifest:media-type="image/gif" manifest:full-path="Pictures/10000000000000C8000000640969E4ED.gif"/>
  <manifest:file-entry manifest:media-type="image/gif" manifest:full-path="Pictures/100000000000025800000258A9DC3449.gif"/>
  <manifest:file-entry manifest:media-type="image/gif" manifest:full-path="Pictures/10000000000000C8000000642549FA3A.gif"/>
  <manifest:file-entry manifest:media-type="image/gif" manifest:full-path="Pictures/10000000000000C80000006495BECE38.gif"/>
  <manifest:file-entry manifest:media-type="image/gif" manifest:full-path="Pictures/10000000000000C800000064E87B1846.gif"/>
  <manifest:file-entry manifest:media-type="image/gif" manifest:full-path="Pictures/1000000000000258000002587986C8AE.gif"/>
  <manifest:file-entry manifest:media-type="image/gif" manifest:full-path="Pictures/10000000000000C8000000643D700AE1.gif"/>
  <manifest:file-entry manifest:media-type="image/gif" manifest:full-path="Pictures/10000000000000C800000064CE204A1B.gif"/>
  <manifest:file-entry manifest:media-type="image/gif" manifest:full-path="Pictures/10000000000000C800000064B9F7F662.gif"/>
  <manifest:file-entry manifest:media-type="image/gif" manifest:full-path="Pictures/10000000000000C80000006486DD3FE9.gif"/>
  <manifest:file-entry manifest:media-type="image/gif" manifest:full-path="Pictures/10000000000000C8000000648EB53357.gif"/>
  <manifest:file-entry manifest:media-type="image/gif" manifest:full-path="Pictures/10000000000000C800000064C7E21B06.gif"/>
  <manifest:file-entry manifest:media-type="image/gif" manifest:full-path="Pictures/10000000000000C8000000641B5CF054.gif"/>
  <manifest:file-entry manifest:media-type="image/gif" manifest:full-path="Pictures/10000000000000C800000064F327CD70.gif"/>
  <manifest:file-entry manifest:media-type="image/gif" manifest:full-path="Pictures/10000000000000C8000000647CA494CB.gif"/>
  <manifest:file-entry manifest:media-type="image/gif" manifest:full-path="Pictures/10000000000000C80000006470525927.gif"/>
  <manifest:file-entry manifest:media-type="image/gif" manifest:full-path="Pictures/10000000000000C8000000647C3EF566.gif"/>
  <manifest:file-entry manifest:media-type="image/gif" manifest:full-path="Pictures/10000000000000C80000006494C351FF.gif"/>
  <manifest:file-entry manifest:media-type="image/gif" manifest:full-path="Pictures/10000000000000C8000000649F465C4F.gif"/>
  <manifest:file-entry manifest:media-type="image/gif" manifest:full-path="Pictures/10000000000000C800000064BE3A1ABE.gif"/>
  <manifest:file-entry manifest:media-type="image/gif" manifest:full-path="Pictures/10000000000000C80000006436014A29.gif"/>
  <manifest:file-entry manifest:media-type="image/gif" manifest:full-path="Pictures/10000000000000C8000000648912A26A.gif"/>
  <manifest:file-entry manifest:media-type="image/gif" manifest:full-path="Pictures/10000000000000C800000064CAFAD9AF.gif"/>
  <manifest:file-entry manifest:media-type="image/gif" manifest:full-path="Pictures/10000000000000C800000064CFD2AC3E.gif"/>
  <manifest:file-entry manifest:media-type="image/gif" manifest:full-path="Pictures/10000000000000C800000064CA2B3756.gif"/>
  <manifest:file-entry manifest:media-type="image/gif" manifest:full-path="Pictures/10000000000000C80000006405B1E6C5.gif"/>
  <manifest:file-entry manifest:media-type="image/gif" manifest:full-path="Pictures/10000000000000C8000000648E230FE6.gif"/>
  <manifest:file-entry manifest:media-type="image/gif" manifest:full-path="Pictures/10000000000000C80000006417063F5A.gif"/>
  <manifest:file-entry manifest:media-type="image/gif" manifest:full-path="Pictures/10000000000000C800000064E5C891C7.gif"/>
  <manifest:file-entry manifest:media-type="image/gif" manifest:full-path="Pictures/10000000000000C8000000649759A074.gif"/>
  <manifest:file-entry manifest:media-type="image/gif" manifest:full-path="Pictures/10000000000000C800000064DAED4CB8.gif"/>
  <manifest:file-entry manifest:media-type="image/gif" manifest:full-path="Pictures/10000000000000C80000006472D1478B.gif"/>
  <manifest:file-entry manifest:media-type="image/gif" manifest:full-path="Pictures/10000000000000C800000064476F124E.gif"/>
  <manifest:file-entry manifest:media-type="image/gif" manifest:full-path="Pictures/10000000000000C800000064D21AE307.gif"/>
  <manifest:file-entry manifest:media-type="image/gif" manifest:full-path="Pictures/10000000000000C8000000642D44D944.gif"/>
  <manifest:file-entry manifest:media-type="image/gif" manifest:full-path="Pictures/10000000000000C800000064FC30D2AB.gif"/>
  <manifest:file-entry manifest:media-type="image/gif" manifest:full-path="Pictures/10000000000000C800000064A2EECB57.gif"/>
  <manifest:file-entry manifest:media-type="image/gif" manifest:full-path="Pictures/10000000000002580000025862B2DD72.gif"/>
  <manifest:file-entry manifest:media-type="image/gif" manifest:full-path="Pictures/10000000000000C800000064FEAE37B2.gif"/>
  <manifest:file-entry manifest:media-type="image/gif" manifest:full-path="Pictures/10000000000000C80000006437916F9D.gif"/>
  <manifest:file-entry manifest:media-type="image/gif" manifest:full-path="Pictures/10000000000000C800000064A72C4E58.gif"/>
  <manifest:file-entry manifest:media-type="image/gif" manifest:full-path="Pictures/10000000000000C800000064F97342B9.gif"/>
  <manifest:file-entry manifest:media-type="image/gif" manifest:full-path="Pictures/10000000000000C800000064BB8777D6.gif"/>
  <manifest:file-entry manifest:media-type="image/gif" manifest:full-path="Pictures/1000000000000258000002582964E578.gif"/>
  <manifest:file-entry manifest:media-type="image/gif" manifest:full-path="Pictures/10000000000000C8000000641D7EECFF.gif"/>
  <manifest:file-entry manifest:media-type="image/gif" manifest:full-path="Pictures/10000000000000C8000000644665CE1F.gif"/>
  <manifest:file-entry manifest:media-type="image/gif" manifest:full-path="Pictures/10000000000000C800000064B3325F00.gif"/>
  <manifest:file-entry manifest:media-type="image/gif" manifest:full-path="Pictures/10000000000000C800000064CD2FC083.gif"/>
  <manifest:file-entry manifest:media-type="image/gif" manifest:full-path="Pictures/10000000000000C800000064F3671C1D.gif"/>
  <manifest:file-entry manifest:media-type="image/gif" manifest:full-path="Pictures/10000000000000C80000006497A912BE.gif"/>
  <manifest:file-entry manifest:media-type="image/gif" manifest:full-path="Pictures/10000000000000C800000064B5DFBBD0.gif"/>
  <manifest:file-entry manifest:media-type="image/gif" manifest:full-path="Pictures/10000000000000C8000000640C782369.gif"/>
  <manifest:file-entry manifest:media-type="image/gif" manifest:full-path="Pictures/10000000000000C800000064E7D3FBBA.gif"/>
  <manifest:file-entry manifest:media-type="image/gif" manifest:full-path="Pictures/10000000000000C800000064B33B66EA.gif"/>
  <manifest:file-entry manifest:media-type="image/gif" manifest:full-path="Pictures/100000000000025800000258C0B30C4E.gif"/>
  <manifest:file-entry manifest:media-type="image/gif" manifest:full-path="Pictures/10000000000000C8000000642EE4BDD0.gif"/>
  <manifest:file-entry manifest:media-type="image/gif" manifest:full-path="Pictures/10000000000000C80000006481FD8C3C.gif"/>
  <manifest:file-entry manifest:media-type="image/gif" manifest:full-path="Pictures/10000000000000C800000064D2AFB02C.gif"/>
  <manifest:file-entry manifest:media-type="image/gif" manifest:full-path="Pictures/10000000000000C8000000648666445F.gif"/>
  <manifest:file-entry manifest:media-type="image/gif" manifest:full-path="Pictures/10000000000000C8000000643DA0148A.gif"/>
  <manifest:file-entry manifest:media-type="image/gif" manifest:full-path="Pictures/10000000000000C800000064D51E9BD4.gif"/>
  <manifest:file-entry manifest:media-type="image/gif" manifest:full-path="Pictures/10000000000000C8000000644D57383E.gif"/>
  <manifest:file-entry manifest:media-type="image/gif" manifest:full-path="Pictures/10000000000000C80000006444400A07.gif"/>
  <manifest:file-entry manifest:media-type="image/gif" manifest:full-path="Pictures/10000000000000C800000064A837E68C.gif"/>
  <manifest:file-entry manifest:media-type="image/gif" manifest:full-path="Pictures/10000000000000C800000064282B2073.gif"/>
  <manifest:file-entry manifest:media-type="image/gif" manifest:full-path="Pictures/10000000000000C800000064D4720882.gif"/>
  <manifest:file-entry manifest:media-type="image/gif" manifest:full-path="Pictures/10000000000000C800000064A269FC26.gif"/>
  <manifest:file-entry manifest:media-type="image/gif" manifest:full-path="Pictures/10000000000000C8000000642C75A800.gif"/>
  <manifest:file-entry manifest:media-type="image/gif" manifest:full-path="Pictures/10000000000002580000025841D8C63D.gif"/>
  <manifest:file-entry manifest:media-type="image/gif" manifest:full-path="Pictures/10000000000000C800000064661D51E8.gif"/>
  <manifest:file-entry manifest:media-type="image/gif" manifest:full-path="Pictures/10000000000000C80000006426B0D101.gif"/>
  <manifest:file-entry manifest:media-type="image/gif" manifest:full-path="Pictures/10000000000000C80000006406775D70.gif"/>
  <manifest:file-entry manifest:media-type="image/gif" manifest:full-path="Pictures/10000000000000C8000000648DD6867B.gif"/>
  <manifest:file-entry manifest:media-type="image/gif" manifest:full-path="Pictures/10000000000000C800000064D62182BB.gif"/>
  <manifest:file-entry manifest:media-type="image/gif" manifest:full-path="Pictures/10000000000000C800000064A3D247E2.gif"/>
  <manifest:file-entry manifest:media-type="image/gif" manifest:full-path="Pictures/1000000000000258000002587E492F47.gif"/>
  <manifest:file-entry manifest:media-type="image/gif" manifest:full-path="Pictures/10000000000000C80000006427DD389A.gif"/>
  <manifest:file-entry manifest:media-type="image/gif" manifest:full-path="Pictures/10000000000000C800000064F842EA13.gif"/>
  <manifest:file-entry manifest:media-type="image/gif" manifest:full-path="Pictures/10000000000000C800000064A8AE36E9.gif"/>
  <manifest:file-entry manifest:media-type="image/gif" manifest:full-path="Pictures/10000000000000C800000064F626114C.gif"/>
  <manifest:file-entry manifest:media-type="image/gif" manifest:full-path="Pictures/10000000000000C800000064B243118A.gif"/>
  <manifest:file-entry manifest:media-type="image/gif" manifest:full-path="Pictures/100000000000025800000258EA8F54A3.gif"/>
  <manifest:file-entry manifest:media-type="image/gif" manifest:full-path="Pictures/10000000000000C8000000641F8302B9.gif"/>
  <manifest:file-entry manifest:media-type="image/gif" manifest:full-path="Pictures/10000000000000C800000064EA334BCD.gif"/>
  <manifest:file-entry manifest:media-type="image/gif" manifest:full-path="Pictures/10000000000000C800000064C5D949BE.gif"/>
  <manifest:file-entry manifest:media-type="image/gif" manifest:full-path="Pictures/10000000000000C80000006499D9BAFB.gif"/>
  <manifest:file-entry manifest:media-type="image/gif" manifest:full-path="Pictures/10000000000000C8000000644CD4173D.gif"/>
  <manifest:file-entry manifest:media-type="image/gif" manifest:full-path="Pictures/10000000000000C8000000647811B63A.gif"/>
  <manifest:file-entry manifest:media-type="image/gif" manifest:full-path="Pictures/10000000000000C800000064D5A698FB.gif"/>
  <manifest:file-entry manifest:media-type="image/gif" manifest:full-path="Pictures/10000000000000C8000000647A83C1BA.gif"/>
  <manifest:file-entry manifest:media-type="image/gif" manifest:full-path="Pictures/10000000000000C8000000647DE2D445.gif"/>
  <manifest:file-entry manifest:media-type="image/gif" manifest:full-path="Pictures/10000000000000C800000064748E2BCE.gif"/>
  <manifest:file-entry manifest:media-type="image/gif" manifest:full-path="Pictures/100000000000025800000258DAEAB993.gif"/>
  <manifest:file-entry manifest:media-type="image/gif" manifest:full-path="Pictures/10000000000000C8000000641EC321C2.gif"/>
  <manifest:file-entry manifest:media-type="image/gif" manifest:full-path="Pictures/10000000000000C80000006482D05FBE.gif"/>
  <manifest:file-entry manifest:media-type="image/gif" manifest:full-path="Pictures/10000000000000C8000000641C51933E.gif"/>
  <manifest:file-entry manifest:media-type="image/gif" manifest:full-path="Pictures/10000000000000C8000000644E5473C4.gif"/>
  <manifest:file-entry manifest:media-type="image/gif" manifest:full-path="Pictures/10000000000000C8000000643B280C3D.gif"/>
  <manifest:file-entry manifest:media-type="image/gif" manifest:full-path="Pictures/10000000000000C800000064B4A4DB8F.gif"/>
  <manifest:file-entry manifest:media-type="image/gif" manifest:full-path="Pictures/10000000000000C80000006486D406EF.gif"/>
  <manifest:file-entry manifest:media-type="image/gif" manifest:full-path="Pictures/10000000000000C800000064118FC7C3.gif"/>
  <manifest:file-entry manifest:media-type="image/gif" manifest:full-path="Pictures/10000000000000C800000064FF59EC77.gif"/>
  <manifest:file-entry manifest:media-type="image/gif" manifest:full-path="Pictures/10000000000002580000025848FE5E17.gif"/>
  <manifest:file-entry manifest:media-type="image/gif" manifest:full-path="Pictures/100000000000025800000258C44AB02E.gif"/>
  <manifest:file-entry manifest:media-type="image/gif" manifest:full-path="Pictures/10000000000000C800000064E741B16C.gif"/>
  <manifest:file-entry manifest:media-type="image/gif" manifest:full-path="Pictures/10000000000000C800000064C62DC3E3.gif"/>
  <manifest:file-entry manifest:media-type="image/gif" manifest:full-path="Pictures/10000000000000C800000064287B7AB5.gif"/>
  <manifest:file-entry manifest:media-type="image/gif" manifest:full-path="Pictures/10000000000000C800000064338B670B.gif"/>
  <manifest:file-entry manifest:media-type="image/gif" manifest:full-path="Pictures/10000000000000C80000006490D3A8BD.gif"/>
  <manifest:file-entry manifest:media-type="image/gif" manifest:full-path="Pictures/10000000000000C800000064DF013255.gif"/>
  <manifest:file-entry manifest:media-type="image/gif" manifest:full-path="Pictures/10000000000000C80000006437520DCA.gif"/>
  <manifest:file-entry manifest:media-type="image/gif" manifest:full-path="Pictures/10000000000000C8000000648885C0E9.gif"/>
  <manifest:file-entry manifest:media-type="image/gif" manifest:full-path="Pictures/10000000000000C80000006473556350.gif"/>
  <manifest:file-entry manifest:media-type="image/gif" manifest:full-path="Pictures/1000000000000258000002587B332BC1.gif"/>
  <manifest:file-entry manifest:media-type="image/gif" manifest:full-path="Pictures/10000000000000C800000064040227A4.gif"/>
  <manifest:file-entry manifest:media-type="image/gif" manifest:full-path="Pictures/10000000000000C800000064701FE0C4.gif"/>
  <manifest:file-entry manifest:media-type="image/gif" manifest:full-path="Pictures/10000000000000C8000000643CB68E6F.gif"/>
  <manifest:file-entry manifest:media-type="image/gif" manifest:full-path="Pictures/10000000000000C80000006422C7A8A1.gif"/>
  <manifest:file-entry manifest:media-type="image/gif" manifest:full-path="Pictures/10000000000000C8000000640DFB7ED0.gif"/>
  <manifest:file-entry manifest:media-type="image/gif" manifest:full-path="Pictures/10000000000000C80000006412515CB2.gif"/>
  <manifest:file-entry manifest:media-type="image/gif" manifest:full-path="Pictures/10000000000000C800000064FC09BD28.gif"/>
  <manifest:file-entry manifest:media-type="image/gif" manifest:full-path="Pictures/10000000000000C8000000643E26FB87.gif"/>
  <manifest:file-entry manifest:media-type="image/gif" manifest:full-path="Pictures/10000000000000C8000000644C8AB320.gif"/>
  <manifest:file-entry manifest:media-type="image/gif" manifest:full-path="Pictures/100000000000025800000258D8A1C058.gif"/>
  <manifest:file-entry manifest:media-type="image/gif" manifest:full-path="Pictures/10000000000000C800000064B3C0B0EA.gif"/>
  <manifest:file-entry manifest:media-type="image/gif" manifest:full-path="Pictures/10000000000000C800000064C585ACFB.gif"/>
  <manifest:file-entry manifest:media-type="image/gif" manifest:full-path="Pictures/10000000000000C800000064DE1778E0.gif"/>
  <manifest:file-entry manifest:media-type="image/gif" manifest:full-path="Pictures/10000000000000C800000064AAE2CAE1.gif"/>
  <manifest:file-entry manifest:media-type="image/gif" manifest:full-path="Pictures/10000000000000C8000000642909A9A4.gif"/>
  <manifest:file-entry manifest:media-type="image/gif" manifest:full-path="Pictures/10000000000000C800000064C826AFE0.gif"/>
  <manifest:file-entry manifest:media-type="image/gif" manifest:full-path="Pictures/10000000000000C800000064D9766D1F.gif"/>
  <manifest:file-entry manifest:media-type="image/gif" manifest:full-path="Pictures/10000000000000C80000006421E1FC0F.gif"/>
  <manifest:file-entry manifest:media-type="image/gif" manifest:full-path="Pictures/10000000000000C80000006436250876.gif"/>
  <manifest:file-entry manifest:media-type="image/gif" manifest:full-path="Pictures/10000000000000C800000064602D3AC2.gif"/>
  <manifest:file-entry manifest:media-type="image/gif" manifest:full-path="Pictures/10000000000000C800000064FAF0B4A7.gif"/>
  <manifest:file-entry manifest:media-type="image/gif" manifest:full-path="Pictures/10000000000000C800000064FD134FBB.gif"/>
  <manifest:file-entry manifest:media-type="image/gif" manifest:full-path="Pictures/10000000000000C800000064A48EFC20.gif"/>
  <manifest:file-entry manifest:media-type="image/gif" manifest:full-path="Pictures/10000000000000C8000000641A41A44B.gif"/>
  <manifest:file-entry manifest:media-type="image/gif" manifest:full-path="Pictures/10000000000000C80000006417E1559A.gif"/>
  <manifest:file-entry manifest:media-type="image/gif" manifest:full-path="Pictures/10000000000000C800000064415978E9.gif"/>
  <manifest:file-entry manifest:media-type="image/gif" manifest:full-path="Pictures/10000000000000C8000000644C27D144.gif"/>
  <manifest:file-entry manifest:media-type="image/gif" manifest:full-path="Pictures/10000000000000C800000064833D568B.gif"/>
  <manifest:file-entry manifest:media-type="image/gif" manifest:full-path="Pictures/10000000000000C80000006496AE0C74.gif"/>
  <manifest:file-entry manifest:media-type="image/gif" manifest:full-path="Pictures/10000000000000C800000064A066B50A.gif"/>
  <manifest:file-entry manifest:media-type="image/gif" manifest:full-path="Pictures/10000000000000C800000064B9572F62.gif"/>
  <manifest:file-entry manifest:media-type="image/gif" manifest:full-path="Pictures/10000000000000C800000064C24BA149.gif"/>
  <manifest:file-entry manifest:media-type="image/gif" manifest:full-path="Pictures/10000000000000C8000000649DE9C225.gif"/>
  <manifest:file-entry manifest:media-type="image/gif" manifest:full-path="Pictures/10000000000000C8000000641F04D162.gif"/>
  <manifest:file-entry manifest:media-type="image/gif" manifest:full-path="Pictures/10000000000000C80000006471AE8E27.gif"/>
  <manifest:file-entry manifest:media-type="image/gif" manifest:full-path="Pictures/10000000000000C800000064501BF8D4.gif"/>
  <manifest:file-entry manifest:media-type="image/gif" manifest:full-path="Pictures/10000000000000C8000000646FA40D99.gif"/>
  <manifest:file-entry manifest:media-type="image/gif" manifest:full-path="Pictures/10000000000000C800000064975D73CB.gif"/>
  <manifest:file-entry manifest:media-type="image/gif" manifest:full-path="Pictures/10000000000000C800000064B370D869.gif"/>
  <manifest:file-entry manifest:media-type="image/gif" manifest:full-path="Pictures/10000000000000C80000006427603290.gif"/>
  <manifest:file-entry manifest:media-type="image/gif" manifest:full-path="Pictures/10000000000000C8000000642937E94F.gif"/>
  <manifest:file-entry manifest:media-type="image/gif" manifest:full-path="Pictures/10000000000000C80000006482E53335.gif"/>
  <manifest:file-entry manifest:media-type="image/gif" manifest:full-path="Pictures/10000000000000C8000000646B299F94.gif"/>
  <manifest:file-entry manifest:media-type="image/gif" manifest:full-path="Pictures/10000000000000C8000000642BDE5FD2.gif"/>
  <manifest:file-entry manifest:media-type="image/gif" manifest:full-path="Pictures/10000000000000C80000006433CD192E.gif"/>
  <manifest:file-entry manifest:media-type="image/gif" manifest:full-path="Pictures/10000000000000C80000006471F0FB6D.gif"/>
  <manifest:file-entry manifest:media-type="image/gif" manifest:full-path="Pictures/10000000000000C8000000641DC39638.gif"/>
  <manifest:file-entry manifest:media-type="image/gif" manifest:full-path="Pictures/10000000000000C8000000642EEE338F.gif"/>
  <manifest:file-entry manifest:media-type="image/gif" manifest:full-path="Pictures/10000000000000C800000064162C74DB.gif"/>
  <manifest:file-entry manifest:media-type="image/gif" manifest:full-path="Pictures/10000000000002580000025894C62733.gif"/>
  <manifest:file-entry manifest:media-type="image/gif" manifest:full-path="Pictures/10000000000000C800000064D6D5B915.gif"/>
  <manifest:file-entry manifest:media-type="image/gif" manifest:full-path="Pictures/1000000000000258000002584460C452.gif"/>
  <manifest:file-entry manifest:media-type="image/gif" manifest:full-path="Pictures/10000000000002580000025829D088C4.gif"/>
  <manifest:file-entry manifest:media-type="image/gif" manifest:full-path="Pictures/10000000000000C800000064AF286F1A.gif"/>
  <manifest:file-entry manifest:media-type="image/gif" manifest:full-path="Pictures/10000000000000C8000000648C7AAE25.gif"/>
  <manifest:file-entry manifest:media-type="image/gif" manifest:full-path="Pictures/10000000000000C800000064C1795688.gif"/>
  <manifest:file-entry manifest:media-type="image/gif" manifest:full-path="Pictures/10000000000000C8000000648D37C672.gif"/>
  <manifest:file-entry manifest:media-type="image/gif" manifest:full-path="Pictures/10000000000000C800000064BB307839.gif"/>
  <manifest:file-entry manifest:media-type="image/gif" manifest:full-path="Pictures/10000000000000C80000006408D7DE59.gif"/>
  <manifest:file-entry manifest:media-type="image/gif" manifest:full-path="Pictures/10000000000000C800000064C2E6CD8A.gif"/>
  <manifest:file-entry manifest:media-type="image/gif" manifest:full-path="Pictures/10000000000000C8000000646E29184E.gif"/>
  <manifest:file-entry manifest:media-type="image/gif" manifest:full-path="Pictures/10000000000000C800000064757D8D3C.gif"/>
  <manifest:file-entry manifest:media-type="image/gif" manifest:full-path="Pictures/10000000000000C80000006418B2CB34.gif"/>
  <manifest:file-entry manifest:media-type="image/gif" manifest:full-path="Pictures/10000000000000C800000064E2397943.gif"/>
  <manifest:file-entry manifest:media-type="image/gif" manifest:full-path="Pictures/10000000000000C8000000647EEB5BAC.gif"/>
  <manifest:file-entry manifest:media-type="image/gif" manifest:full-path="Pictures/10000000000000C8000000642195660F.gif"/>
  <manifest:file-entry manifest:media-type="image/gif" manifest:full-path="Pictures/1000000000000258000002581BE7E369.gif"/>
  <manifest:file-entry manifest:media-type="image/gif" manifest:full-path="Pictures/10000000000000C8000000641E06A26C.gif"/>
  <manifest:file-entry manifest:media-type="image/gif" manifest:full-path="Pictures/10000000000000C8000000648B465128.gif"/>
  <manifest:file-entry manifest:media-type="image/gif" manifest:full-path="Pictures/10000000000000C8000000645578FE6B.gif"/>
  <manifest:file-entry manifest:media-type="image/gif" manifest:full-path="Pictures/10000000000000C8000000644CB5ACC0.gif"/>
  <manifest:file-entry manifest:media-type="image/gif" manifest:full-path="Pictures/1000000000000258000002581C7C7B54.gif"/>
  <manifest:file-entry manifest:media-type="image/gif" manifest:full-path="Pictures/10000000000000C80000006417950A93.gif"/>
  <manifest:file-entry manifest:media-type="image/gif" manifest:full-path="Pictures/10000000000000C8000000648C550516.gif"/>
  <manifest:file-entry manifest:media-type="image/gif" manifest:full-path="Pictures/10000000000000C800000064A2ED6C4A.gif"/>
  <manifest:file-entry manifest:media-type="image/gif" manifest:full-path="Pictures/10000000000000C800000064CFB8ADD8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4" draw:name="graphics11" text:anchor-type="paragraph" svg:width="6.25in" svg:height="6.25in" draw:z-index="10"><draw:image xlink:href="Pictures/10000000000002580000025826FBD4C0.gif" xlink:type="simple" xlink:show="embed" xlink:actuate="onLoad"/></draw:frame></text:p>
      <text:p text:style-name="Standard"><draw:frame draw:style-name="fr2" draw:name="graphics12" text:anchor-type="paragraph" svg:width="2.0835in" svg:height="1.0417in" draw:z-index="11"><draw:image xlink:href="Pictures/10000000000000C8000000647BA1D2B1.gif" xlink:type="simple" xlink:show="embed" xlink:actuate="onLoad"/></draw:frame><draw:frame draw:style-name="fr4" draw:name="graphics13" text:anchor-type="paragraph" svg:width="2.0835in" svg:height="1.0417in" draw:z-index="12"><draw:image xlink:href="Pictures/10000000000000C800000064C07C3108.gif" xlink:type="simple" xlink:show="embed" xlink:actuate="onLoad"/></draw:frame><draw:frame draw:style-name="fr3" draw:name="graphics14" text:anchor-type="paragraph" svg:width="2.0835in" svg:height="1.0417in" draw:z-index="13"><draw:image xlink:href="Pictures/10000000000000C8000000648C550516.gif" xlink:type="simple" xlink:show="embed" xlink:actuate="onLoad"/></draw:frame></text:p>
      <text:p text:style-name="Standard"><draw:frame draw:style-name="fr2" draw:name="graphics15" text:anchor-type="paragraph" svg:width="2.0835in" svg:height="1.0417in" draw:z-index="14"><draw:image xlink:href="Pictures/10000000000000C800000064FD134FBB.gif" xlink:type="simple" xlink:show="embed" xlink:actuate="onLoad"/></draw:frame><draw:frame draw:style-name="fr4" draw:name="graphics16" text:anchor-type="paragraph" svg:width="2.0835in" svg:height="1.0417in" draw:z-index="15"><draw:image xlink:href="Pictures/10000000000000C80000006462F9C522.gif" xlink:type="simple" xlink:show="embed" xlink:actuate="onLoad"/></draw:frame><draw:frame draw:style-name="fr3" draw:name="graphics17" text:anchor-type="paragraph" svg:width="2.0835in" svg:height="1.0417in" draw:z-index="16"><draw:image xlink:href="Pictures/10000000000000C800000064E5C891C7.gif" xlink:type="simple" xlink:show="embed" xlink:actuate="onLoad"/></draw:frame></text:p>
      <text:p text:style-name="Standard"><draw:frame draw:style-name="fr2" draw:name="graphics18" text:anchor-type="paragraph" svg:width="2.0835in" svg:height="1.0417in" draw:z-index="17"><draw:image xlink:href="Pictures/10000000000000C800000064E1664A11.gif" xlink:type="simple" xlink:show="embed" xlink:actuate="onLoad"/></draw:frame><draw:frame draw:style-name="fr4" draw:name="graphics19" text:anchor-type="paragraph" svg:width="2.0835in" svg:height="1.0417in" draw:z-index="18"><draw:image xlink:href="Pictures/10000000000000C800000064140A2D04.gif" xlink:type="simple" xlink:show="embed" xlink:actuate="onLoad"/></draw:frame><draw:frame draw:style-name="fr3" draw:name="graphics20" text:anchor-type="paragraph" svg:width="2.0835in" svg:height="1.0417in" draw:z-index="19"><draw:image xlink:href="Pictures/10000000000000C8000000642909A9A4.gif" xlink:type="simple" xlink:show="embed" xlink:actuate="onLoad"/></draw:frame></text:p>
      <text:p text:style-name="P1"><draw:frame draw:style-name="fr1" draw:name="graphics1" text:anchor-type="paragraph" svg:width="6.25in" svg:height="6.25in" draw:z-index="0"><draw:image xlink:href="Pictures/1000000000000258000002582BDE7065.gif" xlink:type="simple" xlink:show="embed" xlink:actuate="onLoad"/></draw:frame></text:p>
      <text:p text:style-name="Standard"><draw:frame draw:style-name="fr2" draw:name="graphics2" text:anchor-type="paragraph" svg:width="2.0835in" svg:height="1.0417in" draw:z-index="1"><draw:image xlink:href="Pictures/10000000000000C800000064A47D4694.gif" xlink:type="simple" xlink:show="embed" xlink:actuate="onLoad"/></draw:frame><draw:frame draw:style-name="fr3" draw:name="graphics3" text:anchor-type="paragraph" svg:width="2.0835in" svg:height="1.0417in" draw:z-index="2"><draw:image xlink:href="Pictures/10000000000000C800000064037D01BF.gif" xlink:type="simple" xlink:show="embed" xlink:actuate="onLoad"/></draw:frame><draw:frame draw:style-name="fr4" draw:name="graphics4" text:anchor-type="paragraph" svg:width="2.0835in" svg:height="1.0417in" draw:z-index="3"><draw:image xlink:href="Pictures/10000000000000C80000006486DD3FE9.gif" xlink:type="simple" xlink:show="embed" xlink:actuate="onLoad"/></draw:frame></text:p>
      <text:p text:style-name="Standard"><draw:frame draw:style-name="fr2" draw:name="graphics5" text:anchor-type="paragraph" svg:width="2.0835in" svg:height="1.0417in" draw:z-index="4"><draw:image xlink:href="Pictures/10000000000000C8000000644DC0D8E1.gif" xlink:type="simple" xlink:show="embed" xlink:actuate="onLoad"/></draw:frame><draw:frame draw:style-name="fr4" draw:name="graphics6" text:anchor-type="paragraph" svg:width="2.0835in" svg:height="1.0417in" draw:z-index="5"><draw:image xlink:href="Pictures/10000000000000C8000000641491B52F.gif" xlink:type="simple" xlink:show="embed" xlink:actuate="onLoad"/></draw:frame><draw:frame draw:style-name="fr3" draw:name="graphics7" text:anchor-type="paragraph" svg:width="2.0835in" svg:height="1.0417in" draw:z-index="6"><draw:image xlink:href="Pictures/10000000000000C8000000643DE4EB47.gif" xlink:type="simple" xlink:show="embed" xlink:actuate="onLoad"/></draw:frame></text:p>
      <text:p text:style-name="Standard"><draw:frame draw:style-name="fr3" draw:name="graphics10" text:anchor-type="paragraph" svg:width="2.0835in" svg:height="1.0417in" draw:z-index="9"><draw:image xlink:href="Pictures/10000000000000C800000064C5D949BE.gif" xlink:type="simple" xlink:show="embed" xlink:actuate="onLoad"/></draw:frame><draw:frame draw:style-name="fr4" draw:name="graphics9" text:anchor-type="paragraph" svg:width="2.0835in" svg:height="1.0417in" draw:z-index="8"><draw:image xlink:href="Pictures/10000000000000C800000064AAE2CAE1.gif" xlink:type="simple" xlink:show="embed" xlink:actuate="onLoad"/></draw:frame><draw:frame draw:style-name="fr2" draw:name="graphics8" text:anchor-type="paragraph" svg:width="2.0835in" svg:height="1.0417in" draw:z-index="7"><draw:image xlink:href="Pictures/10000000000000C80000006436014A29.gif" xlink:type="simple" xlink:show="embed" xlink:actuate="onLoad"/></draw:frame></text:p>
      <text:p text:style-name="P1"><draw:frame draw:style-name="fr4" draw:name="graphics21" text:anchor-type="paragraph" svg:width="6.25in" svg:height="6.25in" draw:z-index="20"><draw:image xlink:href="Pictures/10000000000002580000025894C62733.gif" xlink:type="simple" xlink:show="embed" xlink:actuate="onLoad"/></draw:frame></text:p>
      <text:p text:style-name="Standard"><draw:frame draw:style-name="fr2" draw:name="graphics22" text:anchor-type="paragraph" svg:width="2.0835in" svg:height="1.0417in" draw:z-index="21"><draw:image xlink:href="Pictures/10000000000000C8000000643D700AE1.gif" xlink:type="simple" xlink:show="embed" xlink:actuate="onLoad"/></draw:frame><draw:frame draw:style-name="fr4" draw:name="graphics23" text:anchor-type="paragraph" svg:width="2.0835in" svg:height="1.0417in" draw:z-index="22"><draw:image xlink:href="Pictures/10000000000000C800000064AC686183.gif" xlink:type="simple" xlink:show="embed" xlink:actuate="onLoad"/></draw:frame><draw:frame draw:style-name="fr3" draw:name="graphics24" text:anchor-type="paragraph" svg:width="2.0835in" svg:height="1.0417in" draw:z-index="23"><draw:image xlink:href="Pictures/10000000000000C800000064C2A93853.gif" xlink:type="simple" xlink:show="embed" xlink:actuate="onLoad"/></draw:frame></text:p>
      <text:p text:style-name="Standard"><draw:frame draw:style-name="fr2" draw:name="graphics25" text:anchor-type="paragraph" svg:width="2.0835in" svg:height="1.0417in" draw:z-index="24"><draw:image xlink:href="Pictures/10000000000000C8000000643DA60A3F.gif" xlink:type="simple" xlink:show="embed" xlink:actuate="onLoad"/></draw:frame><draw:frame draw:style-name="fr4" draw:name="graphics26" text:anchor-type="paragraph" svg:width="2.0835in" svg:height="1.0417in" draw:z-index="25"><draw:image xlink:href="Pictures/10000000000000C800000064747BA9D9.gif" xlink:type="simple" xlink:show="embed" xlink:actuate="onLoad"/></draw:frame><draw:frame draw:style-name="fr3" draw:name="graphics27" text:anchor-type="paragraph" svg:width="2.0835in" svg:height="1.0417in" draw:z-index="26"><draw:image xlink:href="Pictures/10000000000000C800000064FC30D2AB.gif" xlink:type="simple" xlink:show="embed" xlink:actuate="onLoad"/></draw:frame></text:p>
      <text:p text:style-name="Standard"><draw:frame draw:style-name="fr3" draw:name="graphics30" text:anchor-type="paragraph" svg:width="2.0835in" svg:height="1.0417in" draw:z-index="29"><draw:image xlink:href="Pictures/10000000000000C80000006431FEDF41.gif" xlink:type="simple" xlink:show="embed" xlink:actuate="onLoad"/></draw:frame><draw:frame draw:style-name="fr4" draw:name="graphics29" text:anchor-type="paragraph" svg:width="2.0835in" svg:height="1.0417in" draw:z-index="28"><draw:image xlink:href="Pictures/10000000000000C800000064602D3AC2.gif" xlink:type="simple" xlink:show="embed" xlink:actuate="onLoad"/></draw:frame><draw:frame draw:style-name="fr2" draw:name="graphics28" text:anchor-type="paragraph" svg:width="2.0835in" svg:height="1.0417in" draw:z-index="27"><draw:image xlink:href="Pictures/10000000000000C800000064F7D573C5.gif" xlink:type="simple" xlink:show="embed" xlink:actuate="onLoad"/></draw:frame></text:p>
      <text:p text:style-name="P1"><draw:frame draw:style-name="fr4" draw:name="graphics31" text:anchor-type="paragraph" svg:width="6.25in" svg:height="6.25in" draw:z-index="30"><draw:image xlink:href="Pictures/100000000000025800000258D7B95EAA.gif" xlink:type="simple" xlink:show="embed" xlink:actuate="onLoad"/></draw:frame></text:p>
      <text:p text:style-name="Standard"><draw:frame draw:style-name="fr2" draw:name="graphics32" text:anchor-type="paragraph" svg:width="2.0835in" svg:height="1.0417in" draw:z-index="31"><draw:image xlink:href="Pictures/10000000000000C80000006496FD92F2.gif" xlink:type="simple" xlink:show="embed" xlink:actuate="onLoad"/></draw:frame><draw:frame draw:style-name="fr4" draw:name="graphics33" text:anchor-type="paragraph" svg:width="2.0835in" svg:height="1.0417in" draw:z-index="32"><draw:image xlink:href="Pictures/10000000000000C800000064975D73CB.gif" xlink:type="simple" xlink:show="embed" xlink:actuate="onLoad"/></draw:frame><draw:frame draw:style-name="fr3" draw:name="graphics34" text:anchor-type="paragraph" svg:width="2.0835in" svg:height="1.0417in" draw:z-index="33"><draw:image xlink:href="Pictures/10000000000000C80000006412FD4D9D.gif" xlink:type="simple" xlink:show="embed" xlink:actuate="onLoad"/></draw:frame></text:p>
      <text:p text:style-name="Standard"><draw:frame draw:style-name="fr2" draw:name="graphics35" text:anchor-type="paragraph" svg:width="2.0835in" svg:height="1.0417in" draw:z-index="34"><draw:image xlink:href="Pictures/10000000000000C8000000641A41A44B.gif" xlink:type="simple" xlink:show="embed" xlink:actuate="onLoad"/></draw:frame><draw:frame draw:style-name="fr4" draw:name="graphics36" text:anchor-type="paragraph" svg:width="2.0835in" svg:height="1.0417in" draw:z-index="35"><draw:image xlink:href="Pictures/10000000000000C8000000641C51933E.gif" xlink:type="simple" xlink:show="embed" xlink:actuate="onLoad"/></draw:frame><draw:frame draw:style-name="fr3" draw:name="graphics37" text:anchor-type="paragraph" svg:width="2.0835in" svg:height="1.0417in" draw:z-index="36"><draw:image xlink:href="Pictures/10000000000000C800000064A72C4E58.gif" xlink:type="simple" xlink:show="embed" xlink:actuate="onLoad"/></draw:frame></text:p>
      <text:p text:style-name="Standard"><draw:frame draw:style-name="fr3" draw:name="graphics40" text:anchor-type="paragraph" svg:width="2.0835in" svg:height="1.0417in" draw:z-index="39"><draw:image xlink:href="Pictures/10000000000000C800000064D459059C.gif" xlink:type="simple" xlink:show="embed" xlink:actuate="onLoad"/></draw:frame><draw:frame draw:style-name="fr4" draw:name="graphics39" text:anchor-type="paragraph" svg:width="2.0835in" svg:height="1.0417in" draw:z-index="38"><draw:image xlink:href="Pictures/10000000000000C800000064C3EC79DD.gif" xlink:type="simple" xlink:show="embed" xlink:actuate="onLoad"/></draw:frame><draw:frame draw:style-name="fr2" draw:name="graphics38" text:anchor-type="paragraph" svg:width="2.0835in" svg:height="1.0417in" draw:z-index="37"><draw:image xlink:href="Pictures/10000000000000C8000000649E625A2D.gif" xlink:type="simple" xlink:show="embed" xlink:actuate="onLoad"/></draw:frame></text:p>
      <text:p text:style-name="P1"><draw:frame draw:style-name="fr4" draw:name="graphics41" text:anchor-type="paragraph" svg:width="6.25in" svg:height="6.25in" draw:z-index="40"><draw:image xlink:href="Pictures/10000000000002580000025837D39A03.gif" xlink:type="simple" xlink:show="embed" xlink:actuate="onLoad"/></draw:frame></text:p>
      <text:p text:style-name="Standard"><draw:frame draw:style-name="fr2" draw:name="graphics42" text:anchor-type="paragraph" svg:width="2.0835in" svg:height="1.0417in" draw:z-index="41"><draw:image xlink:href="Pictures/10000000000000C80000006483BEEC41.gif" xlink:type="simple" xlink:show="embed" xlink:actuate="onLoad"/></draw:frame><draw:frame draw:style-name="fr4" draw:name="graphics43" text:anchor-type="paragraph" svg:width="2.0835in" svg:height="1.0417in" draw:z-index="42"><draw:image xlink:href="Pictures/10000000000000C800000064C62DC3E3.gif" xlink:type="simple" xlink:show="embed" xlink:actuate="onLoad"/></draw:frame><draw:frame draw:style-name="fr3" draw:name="graphics44" text:anchor-type="paragraph" svg:width="2.0835in" svg:height="1.0417in" draw:z-index="43"><draw:image xlink:href="Pictures/10000000000000C800000064A8EC9A33.gif" xlink:type="simple" xlink:show="embed" xlink:actuate="onLoad"/></draw:frame></text:p>
      <text:p text:style-name="Standard"><draw:frame draw:style-name="fr2" draw:name="graphics45" text:anchor-type="paragraph" svg:width="2.0835in" svg:height="1.0417in" draw:z-index="44"><draw:image xlink:href="Pictures/10000000000000C8000000642584279E.gif" xlink:type="simple" xlink:show="embed" xlink:actuate="onLoad"/></draw:frame><draw:frame draw:style-name="fr4" draw:name="graphics46" text:anchor-type="paragraph" svg:width="2.0835in" svg:height="1.0417in" draw:z-index="45"><draw:image xlink:href="Pictures/10000000000000C800000064415978E9.gif" xlink:type="simple" xlink:show="embed" xlink:actuate="onLoad"/></draw:frame><draw:frame draw:style-name="fr3" draw:name="graphics47" text:anchor-type="paragraph" svg:width="2.0835in" svg:height="1.0417in" draw:z-index="46"><draw:image xlink:href="Pictures/10000000000000C800000064967570CB.gif" xlink:type="simple" xlink:show="embed" xlink:actuate="onLoad"/></draw:frame></text:p>
      <text:p text:style-name="Standard"><draw:frame draw:style-name="fr3" draw:name="graphics50" text:anchor-type="paragraph" svg:width="2.0835in" svg:height="1.0417in" draw:z-index="49"><draw:image xlink:href="Pictures/10000000000000C8000000643A703D4F.gif" xlink:type="simple" xlink:show="embed" xlink:actuate="onLoad"/></draw:frame><draw:frame draw:style-name="fr4" draw:name="graphics49" text:anchor-type="paragraph" svg:width="2.0835in" svg:height="1.0417in" draw:z-index="48"><draw:image xlink:href="Pictures/10000000000000C8000000648666445F.gif" xlink:type="simple" xlink:show="embed" xlink:actuate="onLoad"/></draw:frame><draw:frame draw:style-name="fr2" draw:name="graphics48" text:anchor-type="paragraph" svg:width="2.0835in" svg:height="1.0417in" draw:z-index="47"><draw:image xlink:href="Pictures/10000000000000C8000000640C782369.gif" xlink:type="simple" xlink:show="embed" xlink:actuate="onLoad"/></draw:frame></text:p>
      <text:p text:style-name="P1"><draw:frame draw:style-name="fr4" draw:name="graphics51" text:anchor-type="paragraph" svg:width="6.25in" svg:height="6.25in" draw:z-index="50"><draw:image xlink:href="Pictures/1000000000000258000002587E492F47.gif" xlink:type="simple" xlink:show="embed" xlink:actuate="onLoad"/></draw:frame></text:p>
      <text:p text:style-name="Standard"><draw:frame draw:style-name="fr2" draw:name="graphics52" text:anchor-type="paragraph" svg:width="2.0835in" svg:height="1.0417in" draw:z-index="51"><draw:image xlink:href="Pictures/10000000000000C80000006482D05FBE.gif" xlink:type="simple" xlink:show="embed" xlink:actuate="onLoad"/></draw:frame><draw:frame draw:style-name="fr4" draw:name="graphics53" text:anchor-type="paragraph" svg:width="2.0835in" svg:height="1.0417in" draw:z-index="52"><draw:image xlink:href="Pictures/10000000000000C800000064C826AFE0.gif" xlink:type="simple" xlink:show="embed" xlink:actuate="onLoad"/></draw:frame><draw:frame draw:style-name="fr3" draw:name="graphics54" text:anchor-type="paragraph" svg:width="2.0835in" svg:height="1.0417in" draw:z-index="53"><draw:image xlink:href="Pictures/10000000000000C8000000641EE60959.gif" xlink:type="simple" xlink:show="embed" xlink:actuate="onLoad"/></draw:frame></text:p>
      <text:p text:style-name="Standard"><draw:frame draw:style-name="fr3" draw:name="graphics57" text:anchor-type="paragraph" svg:width="2.0835in" svg:height="1.0417in" draw:z-index="56"><draw:image xlink:href="Pictures/10000000000000C800000064B5805E23.gif" xlink:type="simple" xlink:show="embed" xlink:actuate="onLoad"/></draw:frame><draw:frame draw:style-name="fr4" draw:name="graphics56" text:anchor-type="paragraph" svg:width="2.0835in" svg:height="1.0417in" draw:z-index="55"><draw:image xlink:href="Pictures/10000000000000C8000000641A5C315C.gif" xlink:type="simple" xlink:show="embed" xlink:actuate="onLoad"/></draw:frame><draw:frame draw:style-name="fr2" draw:name="graphics55" text:anchor-type="paragraph" svg:width="2.0835in" svg:height="1.0417in" draw:z-index="54"><draw:image xlink:href="Pictures/10000000000000C800000064C24BA149.gif" xlink:type="simple" xlink:show="embed" xlink:actuate="onLoad"/></draw:frame></text:p>
      <text:p text:style-name="Standard"><draw:frame draw:style-name="fr3" draw:name="graphics60" text:anchor-type="paragraph" svg:width="2.0835in" svg:height="1.0417in" draw:z-index="59"><draw:image xlink:href="Pictures/10000000000000C8000000648C7AAE25.gif" xlink:type="simple" xlink:show="embed" xlink:actuate="onLoad"/></draw:frame><draw:frame draw:style-name="fr4" draw:name="graphics59" text:anchor-type="paragraph" svg:width="2.0835in" svg:height="1.0417in" draw:z-index="58"><draw:image xlink:href="Pictures/10000000000000C8000000640969E4ED.gif" xlink:type="simple" xlink:show="embed" xlink:actuate="onLoad"/></draw:frame><draw:frame draw:style-name="fr2" draw:name="graphics58" text:anchor-type="paragraph" svg:width="2.0835in" svg:height="1.0417in" draw:z-index="57"><draw:image xlink:href="Pictures/10000000000000C8000000645283B1D6.gif" xlink:type="simple" xlink:show="embed" xlink:actuate="onLoad"/></draw:frame></text:p>
      <text:p text:style-name="P1"><draw:frame draw:style-name="fr4" draw:name="graphics61" text:anchor-type="paragraph" svg:width="6.25in" svg:height="6.25in" draw:z-index="60"><draw:image xlink:href="Pictures/10000000000002580000025829D088C4.gif" xlink:type="simple" xlink:show="embed" xlink:actuate="onLoad"/></draw:frame></text:p>
      <text:p text:style-name="Standard"><draw:frame draw:style-name="fr2" draw:name="graphics62" text:anchor-type="paragraph" svg:width="2.0835in" svg:height="1.0417in" draw:z-index="61"><draw:image xlink:href="Pictures/10000000000000C800000064B222ABF8.gif" xlink:type="simple" xlink:show="embed" xlink:actuate="onLoad"/></draw:frame><draw:frame draw:style-name="fr4" draw:name="graphics63" text:anchor-type="paragraph" svg:width="2.0835in" svg:height="1.0417in" draw:z-index="62"><draw:image xlink:href="Pictures/10000000000000C80000006432C8B544.gif" xlink:type="simple" xlink:show="embed" xlink:actuate="onLoad"/></draw:frame><draw:frame draw:style-name="fr3" draw:name="graphics64" text:anchor-type="paragraph" svg:width="2.0835in" svg:height="1.0417in" draw:z-index="63"><draw:image xlink:href="Pictures/10000000000000C8000000647C3EF566.gif" xlink:type="simple" xlink:show="embed" xlink:actuate="onLoad"/></draw:frame></text:p>
      <text:p text:style-name="Standard"><draw:frame draw:style-name="fr2" draw:name="graphics65" text:anchor-type="paragraph" svg:width="2.0835in" svg:height="1.0417in" draw:z-index="64"><draw:image xlink:href="Pictures/10000000000000C800000064EEFC005B.gif" xlink:type="simple" xlink:show="embed" xlink:actuate="onLoad"/></draw:frame><draw:frame draw:style-name="fr4" draw:name="graphics66" text:anchor-type="paragraph" svg:width="2.0835in" svg:height="1.0417in" draw:z-index="65"><draw:image xlink:href="Pictures/10000000000000C8000000647B77514B.gif" xlink:type="simple" xlink:show="embed" xlink:actuate="onLoad"/></draw:frame><draw:frame draw:style-name="fr3" draw:name="graphics67" text:anchor-type="paragraph" svg:width="2.0835in" svg:height="1.0417in" draw:z-index="66"><draw:image xlink:href="Pictures/10000000000000C800000064D6D5B915.gif" xlink:type="simple" xlink:show="embed" xlink:actuate="onLoad"/></draw:frame></text:p>
      <text:p text:style-name="Standard"><draw:frame draw:style-name="fr3" draw:name="graphics70" text:anchor-type="paragraph" svg:width="2.0835in" svg:height="1.0417in" draw:z-index="69"><draw:image xlink:href="Pictures/10000000000000C800000064B4A4DB8F.gif" xlink:type="simple" xlink:show="embed" xlink:actuate="onLoad"/></draw:frame><draw:frame draw:style-name="fr4" draw:name="graphics69" text:anchor-type="paragraph" svg:width="2.0835in" svg:height="1.0417in" draw:z-index="68"><draw:image xlink:href="Pictures/10000000000000C800000064661D51E8.gif" xlink:type="simple" xlink:show="embed" xlink:actuate="onLoad"/></draw:frame><draw:frame draw:style-name="fr2" draw:name="graphics68" text:anchor-type="paragraph" svg:width="2.0835in" svg:height="1.0417in" draw:z-index="67"><draw:image xlink:href="Pictures/10000000000000C800000064C585ACFB.gif" xlink:type="simple" xlink:show="embed" xlink:actuate="onLoad"/></draw:frame></text:p>
      <text:p text:style-name="P1"><draw:frame draw:style-name="fr4" draw:name="graphics71" text:anchor-type="paragraph" svg:width="6.25in" svg:height="6.25in" draw:z-index="70"><draw:image xlink:href="Pictures/100000000000025800000258AD258EDA.gif" xlink:type="simple" xlink:show="embed" xlink:actuate="onLoad"/></draw:frame></text:p>
      <text:p text:style-name="Standard"><draw:frame draw:style-name="fr2" draw:name="graphics72" text:anchor-type="paragraph" svg:width="2.0835in" svg:height="1.0417in" draw:z-index="71"><draw:image xlink:href="Pictures/10000000000000C800000064CA2B3756.gif" xlink:type="simple" xlink:show="embed" xlink:actuate="onLoad"/></draw:frame><draw:frame draw:style-name="fr4" draw:name="graphics73" text:anchor-type="paragraph" svg:width="2.0835in" svg:height="1.0417in" draw:z-index="72"><draw:image xlink:href="Pictures/10000000000000C800000064330C4240.gif" xlink:type="simple" xlink:show="embed" xlink:actuate="onLoad"/></draw:frame><draw:frame draw:style-name="fr3" draw:name="graphics74" text:anchor-type="paragraph" svg:width="2.0835in" svg:height="1.0417in" draw:z-index="73"><draw:image xlink:href="Pictures/10000000000000C80000006426B0D101.gif" xlink:type="simple" xlink:show="embed" xlink:actuate="onLoad"/></draw:frame></text:p>
      <text:p text:style-name="Standard"><draw:frame draw:style-name="fr2" draw:name="graphics75" text:anchor-type="paragraph" svg:width="2.0835in" svg:height="1.0417in" draw:z-index="74"><draw:image xlink:href="Pictures/10000000000000C800000064FF3A4AA7.gif" xlink:type="simple" xlink:show="embed" xlink:actuate="onLoad"/></draw:frame><draw:frame draw:style-name="fr4" draw:name="graphics76" text:anchor-type="paragraph" svg:width="2.0835in" svg:height="1.0417in" draw:z-index="75"><draw:image xlink:href="Pictures/10000000000000C80000006406775D70.gif" xlink:type="simple" xlink:show="embed" xlink:actuate="onLoad"/></draw:frame><draw:frame draw:style-name="fr3" draw:name="graphics77" text:anchor-type="paragraph" svg:width="2.0835in" svg:height="1.0417in" draw:z-index="76"><draw:image xlink:href="Pictures/10000000000000C8000000648DD6867B.gif" xlink:type="simple" xlink:show="embed" xlink:actuate="onLoad"/></draw:frame></text:p>
      <text:p text:style-name="Standard"><draw:frame draw:style-name="fr3" draw:name="graphics80" text:anchor-type="paragraph" svg:width="2.0835in" svg:height="1.0417in" draw:z-index="79"><draw:image xlink:href="Pictures/10000000000000C800000064F97342B9.gif" xlink:type="simple" xlink:show="embed" xlink:actuate="onLoad"/></draw:frame><draw:frame draw:style-name="fr4" draw:name="graphics79" text:anchor-type="paragraph" svg:width="2.0835in" svg:height="1.0417in" draw:z-index="78"><draw:image xlink:href="Pictures/10000000000000C8000000644C27D144.gif" xlink:type="simple" xlink:show="embed" xlink:actuate="onLoad"/></draw:frame><draw:frame draw:style-name="fr2" draw:name="graphics78" text:anchor-type="paragraph" svg:width="2.0835in" svg:height="1.0417in" draw:z-index="77"><draw:image xlink:href="Pictures/10000000000000C800000064287B7AB5.gif" xlink:type="simple" xlink:show="embed" xlink:actuate="onLoad"/></draw:frame></text:p>
      <text:p text:style-name="P1"><draw:frame draw:style-name="fr4" draw:name="graphics81" text:anchor-type="paragraph" svg:width="6.25in" svg:height="6.25in" draw:z-index="80"><draw:image xlink:href="Pictures/1000000000000258000002581A33218B.gif" xlink:type="simple" xlink:show="embed" xlink:actuate="onLoad"/></draw:frame></text:p>
      <text:p text:style-name="Standard"><draw:frame draw:style-name="fr2" draw:name="graphics82" text:anchor-type="paragraph" svg:width="2.0835in" svg:height="1.0417in" draw:z-index="81"><draw:image xlink:href="Pictures/10000000000000C80000006499D9BAFB.gif" xlink:type="simple" xlink:show="embed" xlink:actuate="onLoad"/></draw:frame><draw:frame draw:style-name="fr4" draw:name="graphics83" text:anchor-type="paragraph" svg:width="2.0835in" svg:height="1.0417in" draw:z-index="82"><draw:image xlink:href="Pictures/10000000000000C800000064025DC6DB.gif" xlink:type="simple" xlink:show="embed" xlink:actuate="onLoad"/></draw:frame><draw:frame draw:style-name="fr3" draw:name="graphics84" text:anchor-type="paragraph" svg:width="2.0835in" svg:height="1.0417in" draw:z-index="83"><draw:image xlink:href="Pictures/10000000000000C80000006417E1559A.gif" xlink:type="simple" xlink:show="embed" xlink:actuate="onLoad"/></draw:frame></text:p>
      <text:p text:style-name="Standard"><draw:frame draw:style-name="fr2" draw:name="graphics85" text:anchor-type="paragraph" svg:width="2.0835in" svg:height="1.0417in" draw:z-index="84"><draw:image xlink:href="Pictures/10000000000000C8000000640B2DDC50.gif" xlink:type="simple" xlink:show="embed" xlink:actuate="onLoad"/></draw:frame><draw:frame draw:style-name="fr4" draw:name="graphics86" text:anchor-type="paragraph" svg:width="2.0835in" svg:height="1.0417in" draw:z-index="85"><draw:image xlink:href="Pictures/10000000000000C800000064F3671C1D.gif" xlink:type="simple" xlink:show="embed" xlink:actuate="onLoad"/></draw:frame><draw:frame draw:style-name="fr3" draw:name="graphics87" text:anchor-type="paragraph" svg:width="2.0835in" svg:height="1.0417in" draw:z-index="86"><draw:image xlink:href="Pictures/10000000000000C800000064BC8702E0.gif" xlink:type="simple" xlink:show="embed" xlink:actuate="onLoad"/></draw:frame></text:p>
      <text:p text:style-name="Standard"><draw:frame draw:style-name="fr3" draw:name="graphics90" text:anchor-type="paragraph" svg:width="2.0835in" svg:height="1.0417in" draw:z-index="89"><draw:image xlink:href="Pictures/10000000000000C800000064857DF2E6.gif" xlink:type="simple" xlink:show="embed" xlink:actuate="onLoad"/></draw:frame><draw:frame draw:style-name="fr4" draw:name="graphics89" text:anchor-type="paragraph" svg:width="2.0835in" svg:height="1.0417in" draw:z-index="88"><draw:image xlink:href="Pictures/10000000000000C800000064CB499624.gif" xlink:type="simple" xlink:show="embed" xlink:actuate="onLoad"/></draw:frame><draw:frame draw:style-name="fr2" draw:name="graphics88" text:anchor-type="paragraph" svg:width="2.0835in" svg:height="1.0417in" draw:z-index="87"><draw:image xlink:href="Pictures/10000000000000C800000064229D1E0C.gif" xlink:type="simple" xlink:show="embed" xlink:actuate="onLoad"/></draw:frame></text:p>
      <text:p text:style-name="P1"><draw:frame draw:style-name="fr4" draw:name="graphics91" text:anchor-type="paragraph" svg:width="6.25in" svg:height="6.25in" draw:z-index="90"><draw:image xlink:href="Pictures/100000000000025800000258EA8F54A3.gif" xlink:type="simple" xlink:show="embed" xlink:actuate="onLoad"/></draw:frame></text:p>
      <text:p text:style-name="Standard"><draw:frame draw:style-name="fr2" draw:name="graphics92" text:anchor-type="paragraph" svg:width="2.0835in" svg:height="1.0417in" draw:z-index="91"><draw:image xlink:href="Pictures/10000000000000C8000000649DE9C225.gif" xlink:type="simple" xlink:show="embed" xlink:actuate="onLoad"/></draw:frame><draw:frame draw:style-name="fr4" draw:name="graphics93" text:anchor-type="paragraph" svg:width="2.0835in" svg:height="1.0417in" draw:z-index="92"><draw:image xlink:href="Pictures/10000000000000C8000000642EC90880.gif" xlink:type="simple" xlink:show="embed" xlink:actuate="onLoad"/></draw:frame><draw:frame draw:style-name="fr3" draw:name="graphics94" text:anchor-type="paragraph" svg:width="2.0835in" svg:height="1.0417in" draw:z-index="93"><draw:image xlink:href="Pictures/10000000000000C800000064A2DE7FEF.gif" xlink:type="simple" xlink:show="embed" xlink:actuate="onLoad"/></draw:frame></text:p>
      <text:p text:style-name="Standard"><draw:frame draw:style-name="fr2" draw:name="graphics95" text:anchor-type="paragraph" svg:width="2.0835in" svg:height="1.0417in" draw:z-index="94"><draw:image xlink:href="Pictures/10000000000000C800000064077D5532.gif" xlink:type="simple" xlink:show="embed" xlink:actuate="onLoad"/></draw:frame><draw:frame draw:style-name="fr4" draw:name="graphics96" text:anchor-type="paragraph" svg:width="2.0835in" svg:height="1.0417in" draw:z-index="95"><draw:image xlink:href="Pictures/10000000000000C80000006444400A07.gif" xlink:type="simple" xlink:show="embed" xlink:actuate="onLoad"/></draw:frame><draw:frame draw:style-name="fr3" draw:name="graphics97" text:anchor-type="paragraph" svg:width="2.0835in" svg:height="1.0417in" draw:z-index="96"><draw:image xlink:href="Pictures/10000000000000C8000000649C479517.gif" xlink:type="simple" xlink:show="embed" xlink:actuate="onLoad"/></draw:frame></text:p>
      <text:p text:style-name="Standard"><draw:frame draw:style-name="fr3" draw:name="graphics100" text:anchor-type="paragraph" svg:width="2.0835in" svg:height="1.0417in" draw:z-index="99"><draw:image xlink:href="Pictures/10000000000000C8000000643042D893.gif" xlink:type="simple" xlink:show="embed" xlink:actuate="onLoad"/></draw:frame><draw:frame draw:style-name="fr4" draw:name="graphics99" text:anchor-type="paragraph" svg:width="2.0835in" svg:height="1.0417in" draw:z-index="98"><draw:image xlink:href="Pictures/10000000000000C8000000643CB68E6F.gif" xlink:type="simple" xlink:show="embed" xlink:actuate="onLoad"/></draw:frame><draw:frame draw:style-name="fr2" draw:name="graphics98" text:anchor-type="paragraph" svg:width="2.0835in" svg:height="1.0417in" draw:z-index="97"><draw:image xlink:href="Pictures/10000000000000C80000006497A23479.gif" xlink:type="simple" xlink:show="embed" xlink:actuate="onLoad"/></draw:frame></text:p>
      <text:p text:style-name="P1"><draw:frame draw:style-name="fr4" draw:name="graphics101" text:anchor-type="paragraph" svg:width="6.25in" svg:height="6.25in" draw:z-index="100"><draw:image xlink:href="Pictures/100000000000025800000258DAEAB993.gif" xlink:type="simple" xlink:show="embed" xlink:actuate="onLoad"/></draw:frame></text:p>
      <text:p text:style-name="Standard"><draw:frame draw:style-name="fr2" draw:name="graphics102" text:anchor-type="paragraph" svg:width="2.0835in" svg:height="1.0417in" draw:z-index="101"><draw:image xlink:href="Pictures/10000000000000C800000064637503CE.gif" xlink:type="simple" xlink:show="embed" xlink:actuate="onLoad"/></draw:frame><draw:frame draw:style-name="fr4" draw:name="graphics103" text:anchor-type="paragraph" svg:width="2.0835in" svg:height="1.0417in" draw:z-index="102"><draw:image xlink:href="Pictures/10000000000000C8000000642195660F.gif" xlink:type="simple" xlink:show="embed" xlink:actuate="onLoad"/></draw:frame><draw:frame draw:style-name="fr3" draw:name="graphics104" text:anchor-type="paragraph" svg:width="2.0835in" svg:height="1.0417in" draw:z-index="103"><draw:image xlink:href="Pictures/10000000000000C800000064F755C0B6.gif" xlink:type="simple" xlink:show="embed" xlink:actuate="onLoad"/></draw:frame></text:p>
      <text:p text:style-name="Standard"><draw:frame draw:style-name="fr2" draw:name="graphics105" text:anchor-type="paragraph" svg:width="2.0835in" svg:height="1.0417in" draw:z-index="104"><draw:image xlink:href="Pictures/10000000000000C800000064DFA9114E.gif" xlink:type="simple" xlink:show="embed" xlink:actuate="onLoad"/></draw:frame><draw:frame draw:style-name="fr4" draw:name="graphics106" text:anchor-type="paragraph" svg:width="2.0835in" svg:height="1.0417in" draw:z-index="105"><draw:image xlink:href="Pictures/10000000000000C800000064833D568B.gif" xlink:type="simple" xlink:show="embed" xlink:actuate="onLoad"/></draw:frame><draw:frame draw:style-name="fr3" draw:name="graphics107" text:anchor-type="paragraph" svg:width="2.0835in" svg:height="1.0417in" draw:z-index="106"><draw:image xlink:href="Pictures/10000000000000C800000064FD30B0D4.gif" xlink:type="simple" xlink:show="embed" xlink:actuate="onLoad"/></draw:frame></text:p>
      <text:p text:style-name="Standard"><draw:frame draw:style-name="fr3" draw:name="graphics110" text:anchor-type="paragraph" svg:width="2.0835in" svg:height="1.0417in" draw:z-index="109"><draw:image xlink:href="Pictures/10000000000000C800000064040227A4.gif" xlink:type="simple" xlink:show="embed" xlink:actuate="onLoad"/></draw:frame><draw:frame draw:style-name="fr4" draw:name="graphics109" text:anchor-type="paragraph" svg:width="2.0835in" svg:height="1.0417in" draw:z-index="108"><draw:image xlink:href="Pictures/10000000000000C800000064CD2FC083.gif" xlink:type="simple" xlink:show="embed" xlink:actuate="onLoad"/></draw:frame><draw:frame draw:style-name="fr2" draw:name="graphics108" text:anchor-type="paragraph" svg:width="2.0835in" svg:height="1.0417in" draw:z-index="107"><draw:image xlink:href="Pictures/10000000000000C800000064BB307839.gif" xlink:type="simple" xlink:show="embed" xlink:actuate="onLoad"/></draw:frame></text:p>
      <text:p text:style-name="P1"><draw:frame draw:style-name="fr4" draw:name="graphics111" text:anchor-type="paragraph" svg:width="6.25in" svg:height="6.25in" draw:z-index="110"><draw:image xlink:href="Pictures/1000000000000258000002584460C452.gif" xlink:type="simple" xlink:show="embed" xlink:actuate="onLoad"/></draw:frame></text:p>
      <text:p text:style-name="Standard"><draw:frame draw:style-name="fr2" draw:name="graphics112" text:anchor-type="paragraph" svg:width="2.0835in" svg:height="1.0417in" draw:z-index="111"><draw:image xlink:href="Pictures/10000000000000C80000006418B2CB34.gif" xlink:type="simple" xlink:show="embed" xlink:actuate="onLoad"/></draw:frame><draw:frame draw:style-name="fr4" draw:name="graphics113" text:anchor-type="paragraph" svg:width="2.0835in" svg:height="1.0417in" draw:z-index="112"><draw:image xlink:href="Pictures/10000000000000C80000006408D7DE59.gif" xlink:type="simple" xlink:show="embed" xlink:actuate="onLoad"/></draw:frame><draw:frame draw:style-name="fr3" draw:name="graphics114" text:anchor-type="paragraph" svg:width="2.0835in" svg:height="1.0417in" draw:z-index="113"><draw:image xlink:href="Pictures/10000000000000C800000064DE1778E0.gif" xlink:type="simple" xlink:show="embed" xlink:actuate="onLoad"/></draw:frame></text:p>
      <text:p text:style-name="Standard"><draw:frame draw:style-name="fr2" draw:name="graphics115" text:anchor-type="paragraph" svg:width="2.0835in" svg:height="1.0417in" draw:z-index="114"><draw:image xlink:href="Pictures/10000000000000C800000064CFD2AC3E.gif" xlink:type="simple" xlink:show="embed" xlink:actuate="onLoad"/></draw:frame><draw:frame draw:style-name="fr4" draw:name="graphics116" text:anchor-type="paragraph" svg:width="2.0835in" svg:height="1.0417in" draw:z-index="115"><draw:image xlink:href="Pictures/10000000000000C800000064979C0AA0.gif" xlink:type="simple" xlink:show="embed" xlink:actuate="onLoad"/></draw:frame><draw:frame draw:style-name="fr3" draw:name="graphics117" text:anchor-type="paragraph" svg:width="2.0835in" svg:height="1.0417in" draw:z-index="116"><draw:image xlink:href="Pictures/10000000000000C800000064D4720882.gif" xlink:type="simple" xlink:show="embed" xlink:actuate="onLoad"/></draw:frame></text:p>
      <text:p text:style-name="Standard"><draw:frame draw:style-name="fr3" draw:name="graphics120" text:anchor-type="paragraph" svg:width="2.0835in" svg:height="1.0417in" draw:z-index="119"><draw:image xlink:href="Pictures/10000000000000C8000000648E230FE6.gif" xlink:type="simple" xlink:show="embed" xlink:actuate="onLoad"/></draw:frame><draw:frame draw:style-name="fr4" draw:name="graphics119" text:anchor-type="paragraph" svg:width="2.0835in" svg:height="1.0417in" draw:z-index="118"><draw:image xlink:href="Pictures/10000000000000C800000064C3D0ECDC.gif" xlink:type="simple" xlink:show="embed" xlink:actuate="onLoad"/></draw:frame><draw:frame draw:style-name="fr2" draw:name="graphics118" text:anchor-type="paragraph" svg:width="2.0835in" svg:height="1.0417in" draw:z-index="117"><draw:image xlink:href="Pictures/10000000000000C8000000647A83C1BA.gif" xlink:type="simple" xlink:show="embed" xlink:actuate="onLoad"/></draw:frame></text:p>
      <text:p text:style-name="P1"><draw:frame draw:style-name="fr4" draw:name="graphics121" text:anchor-type="paragraph" svg:width="6.25in" svg:height="6.25in" draw:z-index="120"><draw:image xlink:href="Pictures/1000000000000258000002587986C8AE.gif" xlink:type="simple" xlink:show="embed" xlink:actuate="onLoad"/></draw:frame></text:p>
      <text:p text:style-name="Standard"><draw:frame draw:style-name="fr2" draw:name="graphics122" text:anchor-type="paragraph" svg:width="2.0835in" svg:height="1.0417in" draw:z-index="121"><draw:image xlink:href="Pictures/10000000000000C8000000643DA0148A.gif" xlink:type="simple" xlink:show="embed" xlink:actuate="onLoad"/></draw:frame><draw:frame draw:style-name="fr4" draw:name="graphics123" text:anchor-type="paragraph" svg:width="2.0835in" svg:height="1.0417in" draw:z-index="122"><draw:image xlink:href="Pictures/10000000000000C8000000644EF1BAE5.gif" xlink:type="simple" xlink:show="embed" xlink:actuate="onLoad"/></draw:frame><draw:frame draw:style-name="fr3" draw:name="graphics124" text:anchor-type="paragraph" svg:width="2.0835in" svg:height="1.0417in" draw:z-index="123"><draw:image xlink:href="Pictures/10000000000000C800000064C2E6CD8A.gif" xlink:type="simple" xlink:show="embed" xlink:actuate="onLoad"/></draw:frame></text:p>
      <text:p text:style-name="Standard"><draw:frame draw:style-name="fr2" draw:name="graphics125" text:anchor-type="paragraph" svg:width="2.0835in" svg:height="1.0417in" draw:z-index="124"><draw:image xlink:href="Pictures/10000000000000C800000064A0E5CCFC.gif" xlink:type="simple" xlink:show="embed" xlink:actuate="onLoad"/></draw:frame><draw:frame draw:style-name="fr4" draw:name="graphics126" text:anchor-type="paragraph" svg:width="2.0835in" svg:height="1.0417in" draw:z-index="125"><draw:image xlink:href="Pictures/10000000000000C80000006499E4D015.gif" xlink:type="simple" xlink:show="embed" xlink:actuate="onLoad"/></draw:frame><draw:frame draw:style-name="fr3" draw:name="graphics127" text:anchor-type="paragraph" svg:width="2.0835in" svg:height="1.0417in" draw:z-index="126"><draw:image xlink:href="Pictures/10000000000000C800000064FC7F2772.gif" xlink:type="simple" xlink:show="embed" xlink:actuate="onLoad"/></draw:frame></text:p>
      <text:p text:style-name="Standard"><draw:frame draw:style-name="fr3" draw:name="graphics130" text:anchor-type="paragraph" svg:width="2.0835in" svg:height="1.0417in" draw:z-index="129"><draw:image xlink:href="Pictures/10000000000000C8000000640442858B.gif" xlink:type="simple" xlink:show="embed" xlink:actuate="onLoad"/></draw:frame><draw:frame draw:style-name="fr4" draw:name="graphics129" text:anchor-type="paragraph" svg:width="2.0835in" svg:height="1.0417in" draw:z-index="128"><draw:image xlink:href="Pictures/10000000000000C8000000647CE73138.gif" xlink:type="simple" xlink:show="embed" xlink:actuate="onLoad"/></draw:frame><draw:frame draw:style-name="fr2" draw:name="graphics128" text:anchor-type="paragraph" svg:width="2.0835in" svg:height="1.0417in" draw:z-index="127"><draw:image xlink:href="Pictures/10000000000000C800000064F79A861C.gif" xlink:type="simple" xlink:show="embed" xlink:actuate="onLoad"/></draw:frame></text:p>
      <text:p text:style-name="P1"><draw:frame draw:style-name="fr4" draw:name="graphics131" text:anchor-type="paragraph" svg:width="6.25in" svg:height="6.25in" draw:z-index="130"><draw:image xlink:href="Pictures/100000000000025800000258C44AB02E.gif" xlink:type="simple" xlink:show="embed" xlink:actuate="onLoad"/></draw:frame></text:p>
      <text:p text:style-name="Standard"><draw:frame draw:style-name="fr2" draw:name="graphics132" text:anchor-type="paragraph" svg:width="2.0835in" svg:height="1.0417in" draw:z-index="131"><draw:image xlink:href="Pictures/10000000000000C800000064C1795688.gif" xlink:type="simple" xlink:show="embed" xlink:actuate="onLoad"/></draw:frame><draw:frame draw:style-name="fr4" draw:name="graphics133" text:anchor-type="paragraph" svg:width="2.0835in" svg:height="1.0417in" draw:z-index="132"><draw:image xlink:href="Pictures/10000000000000C800000064F86F55A4.gif" xlink:type="simple" xlink:show="embed" xlink:actuate="onLoad"/></draw:frame><draw:frame draw:style-name="fr3" draw:name="graphics134" text:anchor-type="paragraph" svg:width="2.0835in" svg:height="1.0417in" draw:z-index="133"><draw:image xlink:href="Pictures/10000000000000C80000006496AE0C74.gif" xlink:type="simple" xlink:show="embed" xlink:actuate="onLoad"/></draw:frame></text:p>
      <text:p text:style-name="Standard"><draw:frame draw:style-name="fr2" draw:name="graphics135" text:anchor-type="paragraph" svg:width="2.0835in" svg:height="1.0417in" draw:z-index="134"><draw:image xlink:href="Pictures/10000000000000C800000064D5A698FB.gif" xlink:type="simple" xlink:show="embed" xlink:actuate="onLoad"/></draw:frame><draw:frame draw:style-name="fr4" draw:name="graphics136" text:anchor-type="paragraph" svg:width="2.0835in" svg:height="1.0417in" draw:z-index="135"><draw:image xlink:href="Pictures/10000000000000C800000064B3C0B0EA.gif" xlink:type="simple" xlink:show="embed" xlink:actuate="onLoad"/></draw:frame><draw:frame draw:style-name="fr3" draw:name="graphics137" text:anchor-type="paragraph" svg:width="2.0835in" svg:height="1.0417in" draw:z-index="136"><draw:image xlink:href="Pictures/10000000000000C800000064A837E68C.gif" xlink:type="simple" xlink:show="embed" xlink:actuate="onLoad"/></draw:frame></text:p>
      <text:p text:style-name="Standard"><draw:frame draw:style-name="fr3" draw:name="graphics140" text:anchor-type="paragraph" svg:width="2.0835in" svg:height="1.0417in" draw:z-index="139"><draw:image xlink:href="Pictures/10000000000000C800000064D51E9BD4.gif" xlink:type="simple" xlink:show="embed" xlink:actuate="onLoad"/></draw:frame><draw:frame draw:style-name="fr4" draw:name="graphics139" text:anchor-type="paragraph" svg:width="2.0835in" svg:height="1.0417in" draw:z-index="138"><draw:image xlink:href="Pictures/10000000000000C8000000641EC321C2.gif" xlink:type="simple" xlink:show="embed" xlink:actuate="onLoad"/></draw:frame><draw:frame draw:style-name="fr2" draw:name="graphics138" text:anchor-type="paragraph" svg:width="2.0835in" svg:height="1.0417in" draw:z-index="137"><draw:image xlink:href="Pictures/10000000000000C800000064A3D247E2.gif" xlink:type="simple" xlink:show="embed" xlink:actuate="onLoad"/></draw:frame></text:p>
      <text:p text:style-name="P1"><draw:frame draw:style-name="fr4" draw:name="graphics141" text:anchor-type="paragraph" svg:width="6.25in" svg:height="6.25in" draw:z-index="140"><draw:image xlink:href="Pictures/10000000000002580000025862B2DD72.gif" xlink:type="simple" xlink:show="embed" xlink:actuate="onLoad"/></draw:frame></text:p>
      <text:p text:style-name="Standard"><draw:frame draw:style-name="fr2" draw:name="graphics142" text:anchor-type="paragraph" svg:width="2.0835in" svg:height="1.0417in" draw:z-index="141"><draw:image xlink:href="Pictures/10000000000000C8000000649971F882.gif" xlink:type="simple" xlink:show="embed" xlink:actuate="onLoad"/></draw:frame><draw:frame draw:style-name="fr4" draw:name="graphics143" text:anchor-type="paragraph" svg:width="2.0835in" svg:height="1.0417in" draw:z-index="142"><draw:image xlink:href="Pictures/10000000000000C8000000642C4368B1.gif" xlink:type="simple" xlink:show="embed" xlink:actuate="onLoad"/></draw:frame><draw:frame draw:style-name="fr3" draw:name="graphics144" text:anchor-type="paragraph" svg:width="2.0835in" svg:height="1.0417in" draw:z-index="143"><draw:image xlink:href="Pictures/10000000000000C800000064D21AE307.gif" xlink:type="simple" xlink:show="embed" xlink:actuate="onLoad"/></draw:frame></text:p>
      <text:p text:style-name="Standard"><draw:frame draw:style-name="fr2" draw:name="graphics145" text:anchor-type="paragraph" svg:width="2.0835in" svg:height="1.0417in" draw:z-index="144"><draw:image xlink:href="Pictures/10000000000000C80000006417950A93.gif" xlink:type="simple" xlink:show="embed" xlink:actuate="onLoad"/></draw:frame><draw:frame draw:style-name="fr4" draw:name="graphics146" text:anchor-type="paragraph" svg:width="2.0835in" svg:height="1.0417in" draw:z-index="145"><draw:image xlink:href="Pictures/10000000000000C800000064A066B50A.gif" xlink:type="simple" xlink:show="embed" xlink:actuate="onLoad"/></draw:frame><draw:frame draw:style-name="fr3" draw:name="graphics147" text:anchor-type="paragraph" svg:width="2.0835in" svg:height="1.0417in" draw:z-index="146"><draw:image xlink:href="Pictures/10000000000000C800000064BB8777D6.gif" xlink:type="simple" xlink:show="embed" xlink:actuate="onLoad"/></draw:frame></text:p>
      <text:p text:style-name="Standard"><draw:frame draw:style-name="fr3" draw:name="graphics150" text:anchor-type="paragraph" svg:width="2.0835in" svg:height="1.0417in" draw:z-index="149"><draw:image xlink:href="Pictures/10000000000000C800000064D9F6154C.gif" xlink:type="simple" xlink:show="embed" xlink:actuate="onLoad"/></draw:frame><draw:frame draw:style-name="fr4" draw:name="graphics149" text:anchor-type="paragraph" svg:width="2.0835in" svg:height="1.0417in" draw:z-index="148"><draw:image xlink:href="Pictures/10000000000000C800000064DE2914AB.gif" xlink:type="simple" xlink:show="embed" xlink:actuate="onLoad"/></draw:frame><draw:frame draw:style-name="fr2" draw:name="graphics148" text:anchor-type="paragraph" svg:width="2.0835in" svg:height="1.0417in" draw:z-index="147"><draw:image xlink:href="Pictures/10000000000000C8000000641576BEEE.gif" xlink:type="simple" xlink:show="embed" xlink:actuate="onLoad"/></draw:frame></text:p>
      <text:p text:style-name="P1"><draw:frame draw:style-name="fr4" draw:name="graphics151" text:anchor-type="paragraph" svg:width="6.25in" svg:height="6.25in" draw:z-index="150"><draw:image xlink:href="Pictures/100000000000025800000258A9DC3449.gif" xlink:type="simple" xlink:show="embed" xlink:actuate="onLoad"/></draw:frame></text:p>
      <text:p text:style-name="Standard"><draw:frame draw:style-name="fr2" draw:name="graphics152" text:anchor-type="paragraph" svg:width="2.0835in" svg:height="1.0417in" draw:z-index="151"><draw:image xlink:href="Pictures/10000000000000C80000006427DD389A.gif" xlink:type="simple" xlink:show="embed" xlink:actuate="onLoad"/></draw:frame><draw:frame draw:style-name="fr4" draw:name="graphics153" text:anchor-type="paragraph" svg:width="2.0835in" svg:height="1.0417in" draw:z-index="152"><draw:image xlink:href="Pictures/10000000000000C800000064F842EA13.gif" xlink:type="simple" xlink:show="embed" xlink:actuate="onLoad"/></draw:frame><draw:frame draw:style-name="fr3" draw:name="graphics154" text:anchor-type="paragraph" svg:width="2.0835in" svg:height="1.0417in" draw:z-index="153"><draw:image xlink:href="Pictures/10000000000000C8000000647DE2D445.gif" xlink:type="simple" xlink:show="embed" xlink:actuate="onLoad"/></draw:frame></text:p>
      <text:p text:style-name="Standard"><draw:frame draw:style-name="fr2" draw:name="graphics155" text:anchor-type="paragraph" svg:width="2.0835in" svg:height="1.0417in" draw:z-index="154"><draw:image xlink:href="Pictures/10000000000000C80000006412515CB2.gif" xlink:type="simple" xlink:show="embed" xlink:actuate="onLoad"/></draw:frame><draw:frame draw:style-name="fr4" draw:name="graphics156" text:anchor-type="paragraph" svg:width="2.0835in" svg:height="1.0417in" draw:z-index="155"><draw:image xlink:href="Pictures/10000000000000C8000000642BDE5FD2.gif" xlink:type="simple" xlink:show="embed" xlink:actuate="onLoad"/></draw:frame><draw:frame draw:style-name="fr3" draw:name="graphics157" text:anchor-type="paragraph" svg:width="2.0835in" svg:height="1.0417in" draw:z-index="156"><draw:image xlink:href="Pictures/10000000000000C8000000647787A427.gif" xlink:type="simple" xlink:show="embed" xlink:actuate="onLoad"/></draw:frame></text:p>
      <text:p text:style-name="Standard"><draw:frame draw:style-name="fr3" draw:name="graphics160" text:anchor-type="paragraph" svg:width="2.0835in" svg:height="1.0417in" draw:z-index="159"><draw:image xlink:href="Pictures/10000000000000C8000000648EB53357.gif" xlink:type="simple" xlink:show="embed" xlink:actuate="onLoad"/></draw:frame><draw:frame draw:style-name="fr4" draw:name="graphics159" text:anchor-type="paragraph" svg:width="2.0835in" svg:height="1.0417in" draw:z-index="158"><draw:image xlink:href="Pictures/10000000000000C800000064A8AE36E9.gif" xlink:type="simple" xlink:show="embed" xlink:actuate="onLoad"/></draw:frame><draw:frame draw:style-name="fr2" draw:name="graphics158" text:anchor-type="paragraph" svg:width="2.0835in" svg:height="1.0417in" draw:z-index="157"><draw:image xlink:href="Pictures/10000000000000C800000064D9766D1F.gif" xlink:type="simple" xlink:show="embed" xlink:actuate="onLoad"/></draw:frame></text:p>
      <text:p text:style-name="P1"><draw:frame draw:style-name="fr4" draw:name="graphics161" text:anchor-type="paragraph" svg:width="6.25in" svg:height="6.25in" draw:z-index="160"><draw:image xlink:href="Pictures/10000000000002580000025841D8C63D.gif" xlink:type="simple" xlink:show="embed" xlink:actuate="onLoad"/></draw:frame></text:p>
      <text:p text:style-name="Standard"><draw:frame draw:style-name="fr2" draw:name="graphics162" text:anchor-type="paragraph" svg:width="2.0835in" svg:height="1.0417in" draw:z-index="161"><draw:image xlink:href="Pictures/10000000000000C80000006452FF4EDA.gif" xlink:type="simple" xlink:show="embed" xlink:actuate="onLoad"/></draw:frame><draw:frame draw:style-name="fr4" draw:name="graphics163" text:anchor-type="paragraph" svg:width="2.0835in" svg:height="1.0417in" draw:z-index="162"><draw:image xlink:href="Pictures/10000000000000C8000000648912A26A.gif" xlink:type="simple" xlink:show="embed" xlink:actuate="onLoad"/></draw:frame><draw:frame draw:style-name="fr3" draw:name="graphics164" text:anchor-type="paragraph" svg:width="2.0835in" svg:height="1.0417in" draw:z-index="163"><draw:image xlink:href="Pictures/10000000000000C800000064E7D3FBBA.gif" xlink:type="simple" xlink:show="embed" xlink:actuate="onLoad"/></draw:frame></text:p>
      <text:p text:style-name="Standard"><draw:frame draw:style-name="fr2" draw:name="graphics165" text:anchor-type="paragraph" svg:width="2.0835in" svg:height="1.0417in" draw:z-index="164"><draw:image xlink:href="Pictures/10000000000000C8000000648D37C672.gif" xlink:type="simple" xlink:show="embed" xlink:actuate="onLoad"/></draw:frame><draw:frame draw:style-name="fr4" draw:name="graphics166" text:anchor-type="paragraph" svg:width="2.0835in" svg:height="1.0417in" draw:z-index="165"><draw:image xlink:href="Pictures/10000000000000C8000000648B7E4B0D.gif" xlink:type="simple" xlink:show="embed" xlink:actuate="onLoad"/></draw:frame><draw:frame draw:style-name="fr3" draw:name="graphics167" text:anchor-type="paragraph" svg:width="2.0835in" svg:height="1.0417in" draw:z-index="166"><draw:image xlink:href="Pictures/10000000000000C8000000644CB5ACC0.gif" xlink:type="simple" xlink:show="embed" xlink:actuate="onLoad"/></draw:frame></text:p>
      <text:p text:style-name="Standard"><draw:frame draw:style-name="fr3" draw:name="graphics170" text:anchor-type="paragraph" svg:width="2.0835in" svg:height="1.0417in" draw:z-index="169"><draw:image xlink:href="Pictures/10000000000000C80000006414841CA8.gif" xlink:type="simple" xlink:show="embed" xlink:actuate="onLoad"/></draw:frame><draw:frame draw:style-name="fr4" draw:name="graphics169" text:anchor-type="paragraph" svg:width="2.0835in" svg:height="1.0417in" draw:z-index="168"><draw:image xlink:href="Pictures/10000000000000C800000064C0F2B98C.gif" xlink:type="simple" xlink:show="embed" xlink:actuate="onLoad"/></draw:frame><draw:frame draw:style-name="fr2" draw:name="graphics168" text:anchor-type="paragraph" svg:width="2.0835in" svg:height="1.0417in" draw:z-index="167"><draw:image xlink:href="Pictures/10000000000000C800000064D2AFB02C.gif" xlink:type="simple" xlink:show="embed" xlink:actuate="onLoad"/></draw:frame></text:p>
      <text:p text:style-name="P1"><draw:frame draw:style-name="fr4" draw:name="graphics171" text:anchor-type="paragraph" svg:width="6.25in" svg:height="6.25in" draw:z-index="170"><draw:image xlink:href="Pictures/100000000000025800000258FE624BAF.gif" xlink:type="simple" xlink:show="embed" xlink:actuate="onLoad"/></draw:frame></text:p>
      <text:p text:style-name="Standard"><draw:frame draw:style-name="fr2" draw:name="graphics172" text:anchor-type="paragraph" svg:width="2.0835in" svg:height="1.0417in" draw:z-index="171"><draw:image xlink:href="Pictures/10000000000000C80000006422C7A8A1.gif" xlink:type="simple" xlink:show="embed" xlink:actuate="onLoad"/></draw:frame><draw:frame draw:style-name="fr4" draw:name="graphics173" text:anchor-type="paragraph" svg:width="2.0835in" svg:height="1.0417in" draw:z-index="172"><draw:image xlink:href="Pictures/10000000000000C8000000646CF0AC5C.gif" xlink:type="simple" xlink:show="embed" xlink:actuate="onLoad"/></draw:frame><draw:frame draw:style-name="fr3" draw:name="graphics174" text:anchor-type="paragraph" svg:width="2.0835in" svg:height="1.0417in" draw:z-index="173"><draw:image xlink:href="Pictures/10000000000000C8000000647EEB5BAC.gif" xlink:type="simple" xlink:show="embed" xlink:actuate="onLoad"/></draw:frame></text:p>
      <text:p text:style-name="Standard"><draw:frame draw:style-name="fr2" draw:name="graphics175" text:anchor-type="paragraph" svg:width="2.0835in" svg:height="1.0417in" draw:z-index="174"><draw:image xlink:href="Pictures/10000000000000C8000000641D7EECFF.gif" xlink:type="simple" xlink:show="embed" xlink:actuate="onLoad"/></draw:frame><draw:frame draw:style-name="fr4" draw:name="graphics176" text:anchor-type="paragraph" svg:width="2.0835in" svg:height="1.0417in" draw:z-index="175"><draw:image xlink:href="Pictures/10000000000000C800000064C7E21B06.gif" xlink:type="simple" xlink:show="embed" xlink:actuate="onLoad"/></draw:frame><draw:frame draw:style-name="fr3" draw:name="graphics177" text:anchor-type="paragraph" svg:width="2.0835in" svg:height="1.0417in" draw:z-index="176"><draw:image xlink:href="Pictures/10000000000000C800000064748E2BCE.gif" xlink:type="simple" xlink:show="embed" xlink:actuate="onLoad"/></draw:frame></text:p>
      <text:p text:style-name="Standard"><draw:frame draw:style-name="fr3" draw:name="graphics180" text:anchor-type="paragraph" svg:width="2.0835in" svg:height="1.0417in" draw:z-index="179"><draw:image xlink:href="Pictures/10000000000000C8000000648DBCBCBE.gif" xlink:type="simple" xlink:show="embed" xlink:actuate="onLoad"/></draw:frame><draw:frame draw:style-name="fr4" draw:name="graphics179" text:anchor-type="paragraph" svg:width="2.0835in" svg:height="1.0417in" draw:z-index="178"><draw:image xlink:href="Pictures/10000000000000C8000000645578FE6B.gif" xlink:type="simple" xlink:show="embed" xlink:actuate="onLoad"/></draw:frame><draw:frame draw:style-name="fr2" draw:name="graphics178" text:anchor-type="paragraph" svg:width="2.0835in" svg:height="1.0417in" draw:z-index="177"><draw:image xlink:href="Pictures/10000000000000C8000000647020F018.gif" xlink:type="simple" xlink:show="embed" xlink:actuate="onLoad"/></draw:frame></text:p>
      <text:p text:style-name="P1"><draw:frame draw:style-name="fr4" draw:name="graphics181" text:anchor-type="paragraph" svg:width="6.25in" svg:height="6.25in" draw:z-index="180"><draw:image xlink:href="Pictures/1000000000000258000002582CA75585.gif" xlink:type="simple" xlink:show="embed" xlink:actuate="onLoad"/></draw:frame></text:p>
      <text:p text:style-name="Standard"><draw:frame draw:style-name="fr2" draw:name="graphics182" text:anchor-type="paragraph" svg:width="2.0835in" svg:height="1.0417in" draw:z-index="181"><draw:image xlink:href="Pictures/10000000000000C800000064A48EFC20.gif" xlink:type="simple" xlink:show="embed" xlink:actuate="onLoad"/></draw:frame><draw:frame draw:style-name="fr4" draw:name="graphics183" text:anchor-type="paragraph" svg:width="2.0835in" svg:height="1.0417in" draw:z-index="182"><draw:image xlink:href="Pictures/10000000000000C800000064A7E7621C.gif" xlink:type="simple" xlink:show="embed" xlink:actuate="onLoad"/></draw:frame><draw:frame draw:style-name="fr3" draw:name="graphics184" text:anchor-type="paragraph" svg:width="2.0835in" svg:height="1.0417in" draw:z-index="183"><draw:image xlink:href="Pictures/10000000000000C800000064B5FC95EC.gif" xlink:type="simple" xlink:show="embed" xlink:actuate="onLoad"/></draw:frame></text:p>
      <text:p text:style-name="Standard"><draw:frame draw:style-name="fr2" draw:name="graphics185" text:anchor-type="paragraph" svg:width="2.0835in" svg:height="1.0417in" draw:z-index="184"><draw:image xlink:href="Pictures/10000000000000C8000000644CD4173D.gif" xlink:type="simple" xlink:show="embed" xlink:actuate="onLoad"/></draw:frame><draw:frame draw:style-name="fr4" draw:name="graphics186" text:anchor-type="paragraph" svg:width="2.0835in" svg:height="1.0417in" draw:z-index="185"><draw:image xlink:href="Pictures/10000000000000C800000064A269FC26.gif" xlink:type="simple" xlink:show="embed" xlink:actuate="onLoad"/></draw:frame><draw:frame draw:style-name="fr3" draw:name="graphics187" text:anchor-type="paragraph" svg:width="2.0835in" svg:height="1.0417in" draw:z-index="186"><draw:image xlink:href="Pictures/10000000000000C8000000648B657F14.gif" xlink:type="simple" xlink:show="embed" xlink:actuate="onLoad"/></draw:frame></text:p>
      <text:p text:style-name="Standard"><draw:frame draw:style-name="fr3" draw:name="graphics190" text:anchor-type="paragraph" svg:width="2.0835in" svg:height="1.0417in" draw:z-index="189"><draw:image xlink:href="Pictures/10000000000000C80000006427603290.gif" xlink:type="simple" xlink:show="embed" xlink:actuate="onLoad"/></draw:frame><draw:frame draw:style-name="fr4" draw:name="graphics189" text:anchor-type="paragraph" svg:width="2.0835in" svg:height="1.0417in" draw:z-index="188"><draw:image xlink:href="Pictures/10000000000000C8000000642937E94F.gif" xlink:type="simple" xlink:show="embed" xlink:actuate="onLoad"/></draw:frame><draw:frame draw:style-name="fr2" draw:name="graphics188" text:anchor-type="paragraph" svg:width="2.0835in" svg:height="1.0417in" draw:z-index="187"><draw:image xlink:href="Pictures/10000000000000C8000000648080DE7A.gif" xlink:type="simple" xlink:show="embed" xlink:actuate="onLoad"/></draw:frame></text:p>
      <text:p text:style-name="P1"><draw:frame draw:style-name="fr4" draw:name="graphics191" text:anchor-type="paragraph" svg:width="6.25in" svg:height="6.25in" draw:z-index="190"><draw:image xlink:href="Pictures/100000000000025800000258D8A1C058.gif" xlink:type="simple" xlink:show="embed" xlink:actuate="onLoad"/></draw:frame></text:p>
      <text:p text:style-name="Standard"><draw:frame draw:style-name="fr2" draw:name="graphics192" text:anchor-type="paragraph" svg:width="2.0835in" svg:height="1.0417in" draw:z-index="191"><draw:image xlink:href="Pictures/10000000000000C8000000642D44D944.gif" xlink:type="simple" xlink:show="embed" xlink:actuate="onLoad"/></draw:frame><draw:frame draw:style-name="fr4" draw:name="graphics195" text:anchor-type="paragraph" svg:width="2.0835in" svg:height="1.0417in" draw:z-index="194"><draw:image xlink:href="Pictures/10000000000000C8000000646E29184E.gif" xlink:type="simple" xlink:show="embed" xlink:actuate="onLoad"/></draw:frame><draw:frame draw:style-name="fr3" draw:name="graphics198" text:anchor-type="paragraph" svg:width="2.0835in" svg:height="1.0417in" draw:z-index="197"><draw:image xlink:href="Pictures/10000000000000C8000000647B958B0F.gif" xlink:type="simple" xlink:show="embed" xlink:actuate="onLoad"/></draw:frame></text:p>
      <text:p text:style-name="Standard"><draw:frame draw:style-name="fr2" draw:name="graphics193" text:anchor-type="paragraph" svg:width="2.0835in" svg:height="1.0417in" draw:z-index="192"><draw:image xlink:href="Pictures/10000000000000C8000000640DFB7ED0.gif" xlink:type="simple" xlink:show="embed" xlink:actuate="onLoad"/></draw:frame><draw:frame draw:style-name="fr4" draw:name="graphics196" text:anchor-type="paragraph" svg:width="2.0835in" svg:height="1.0417in" draw:z-index="195"><draw:image xlink:href="Pictures/10000000000000C80000006428E5F077.gif" xlink:type="simple" xlink:show="embed" xlink:actuate="onLoad"/></draw:frame><draw:frame draw:style-name="fr3" draw:name="graphics199" text:anchor-type="paragraph" svg:width="2.0835in" svg:height="1.0417in" draw:z-index="198"><draw:image xlink:href="Pictures/10000000000000C80000006471F0FB6D.gif" xlink:type="simple" xlink:show="embed" xlink:actuate="onLoad"/></draw:frame></text:p>
      <text:p text:style-name="Standard"><draw:frame draw:style-name="fr3" draw:name="graphics200" text:anchor-type="paragraph" svg:width="2.0835in" svg:height="1.0417in" draw:z-index="199"><draw:image xlink:href="Pictures/10000000000000C800000064138199F7.gif" xlink:type="simple" xlink:show="embed" xlink:actuate="onLoad"/></draw:frame><draw:frame draw:style-name="fr4" draw:name="graphics197" text:anchor-type="paragraph" svg:width="2.0835in" svg:height="1.0417in" draw:z-index="196"><draw:image xlink:href="Pictures/10000000000000C8000000645B365566.gif" xlink:type="simple" xlink:show="embed" xlink:actuate="onLoad"/></draw:frame><draw:frame draw:style-name="fr2" draw:name="graphics194" text:anchor-type="paragraph" svg:width="2.0835in" svg:height="1.0417in" draw:z-index="193"><draw:image xlink:href="Pictures/10000000000000C800000064DF013255.gif" xlink:type="simple" xlink:show="embed" xlink:actuate="onLoad"/></draw:frame></text:p>
      <text:p text:style-name="P1"><draw:frame draw:style-name="fr4" draw:name="graphics201" text:anchor-type="paragraph" svg:width="6.25in" svg:height="6.25in" draw:z-index="200"><draw:image xlink:href="Pictures/1000000000000258000002584E72CE50.gif" xlink:type="simple" xlink:show="embed" xlink:actuate="onLoad"/></draw:frame></text:p>
      <text:p text:style-name="Standard"><draw:frame draw:style-name="fr2" draw:name="graphics202" text:anchor-type="paragraph" svg:width="2.0835in" svg:height="1.0417in" draw:z-index="201"><draw:image xlink:href="Pictures/10000000000000C800000064C361A288.gif" xlink:type="simple" xlink:show="embed" xlink:actuate="onLoad"/></draw:frame><draw:frame draw:style-name="fr4" draw:name="graphics203" text:anchor-type="paragraph" svg:width="2.0835in" svg:height="1.0417in" draw:z-index="202"><draw:image xlink:href="Pictures/10000000000000C80000006482E53335.gif" xlink:type="simple" xlink:show="embed" xlink:actuate="onLoad"/></draw:frame><draw:frame draw:style-name="fr3" draw:name="graphics204" text:anchor-type="paragraph" svg:width="2.0835in" svg:height="1.0417in" draw:z-index="203"><draw:image xlink:href="Pictures/10000000000000C8000000649759A074.gif" xlink:type="simple" xlink:show="embed" xlink:actuate="onLoad"/></draw:frame></text:p>
      <text:p text:style-name="Standard"><draw:frame draw:style-name="fr2" draw:name="graphics205" text:anchor-type="paragraph" svg:width="2.0835in" svg:height="1.0417in" draw:z-index="204"><draw:image xlink:href="Pictures/10000000000000C800000064D38F84FB.gif" xlink:type="simple" xlink:show="embed" xlink:actuate="onLoad"/></draw:frame><draw:frame draw:style-name="fr4" draw:name="graphics206" text:anchor-type="paragraph" svg:width="2.0835in" svg:height="1.0417in" draw:z-index="205"><draw:image xlink:href="Pictures/10000000000000C800000064B33B66EA.gif" xlink:type="simple" xlink:show="embed" xlink:actuate="onLoad"/></draw:frame><draw:frame draw:style-name="fr3" draw:name="graphics207" text:anchor-type="paragraph" svg:width="2.0835in" svg:height="1.0417in" draw:z-index="206"><draw:image xlink:href="Pictures/10000000000000C8000000649D3CD016.gif" xlink:type="simple" xlink:show="embed" xlink:actuate="onLoad"/></draw:frame></text:p>
      <text:p text:style-name="Standard"><draw:frame draw:style-name="fr3" draw:name="graphics210" text:anchor-type="paragraph" svg:width="2.0835in" svg:height="1.0417in" draw:z-index="209"><draw:image xlink:href="Pictures/10000000000000C800000064FF4DB28C.gif" xlink:type="simple" xlink:show="embed" xlink:actuate="onLoad"/></draw:frame><draw:frame draw:style-name="fr4" draw:name="graphics209" text:anchor-type="paragraph" svg:width="2.0835in" svg:height="1.0417in" draw:z-index="208"><draw:image xlink:href="Pictures/10000000000000C80000006473556350.gif" xlink:type="simple" xlink:show="embed" xlink:actuate="onLoad"/></draw:frame><draw:frame draw:style-name="fr2" draw:name="graphics208" text:anchor-type="paragraph" svg:width="2.0835in" svg:height="1.0417in" draw:z-index="207"><draw:image xlink:href="Pictures/10000000000000C80000006433CD192E.gif" xlink:type="simple" xlink:show="embed" xlink:actuate="onLoad"/></draw:frame></text:p>
      <text:p text:style-name="P1"><draw:frame draw:style-name="fr4" draw:name="graphics211" text:anchor-type="paragraph" svg:width="6.25in" svg:height="6.25in" draw:z-index="210"><draw:image xlink:href="Pictures/1000000000000258000002581BE7E369.gif" xlink:type="simple" xlink:show="embed" xlink:actuate="onLoad"/></draw:frame></text:p>
      <text:p text:style-name="Standard"><draw:frame draw:style-name="fr2" draw:name="graphics212" text:anchor-type="paragraph" svg:width="2.0835in" svg:height="1.0417in" draw:z-index="211"><draw:image xlink:href="Pictures/10000000000000C8000000643ACFB530.gif" xlink:type="simple" xlink:show="embed" xlink:actuate="onLoad"/></draw:frame><draw:frame draw:style-name="fr4" draw:name="graphics213" text:anchor-type="paragraph" svg:width="2.0835in" svg:height="1.0417in" draw:z-index="212"><draw:image xlink:href="Pictures/10000000000000C800000064FF59EC77.gif" xlink:type="simple" xlink:show="embed" xlink:actuate="onLoad"/></draw:frame><draw:frame draw:style-name="fr3" draw:name="graphics214" text:anchor-type="paragraph" svg:width="2.0835in" svg:height="1.0417in" draw:z-index="213"><draw:image xlink:href="Pictures/10000000000000C800000064B370D869.gif" xlink:type="simple" xlink:show="embed" xlink:actuate="onLoad"/></draw:frame></text:p>
      <text:p text:style-name="Standard"><draw:frame draw:style-name="fr2" draw:name="graphics215" text:anchor-type="paragraph" svg:width="2.0835in" svg:height="1.0417in" draw:z-index="214"><draw:image xlink:href="Pictures/10000000000000C8000000643EA1E738.gif" xlink:type="simple" xlink:show="embed" xlink:actuate="onLoad"/></draw:frame><draw:frame draw:style-name="fr4" draw:name="graphics216" text:anchor-type="paragraph" svg:width="2.0835in" svg:height="1.0417in" draw:z-index="215"><draw:image xlink:href="Pictures/10000000000000C80000006490D3A8BD.gif" xlink:type="simple" xlink:show="embed" xlink:actuate="onLoad"/></draw:frame><draw:frame draw:style-name="fr3" draw:name="graphics217" text:anchor-type="paragraph" svg:width="2.0835in" svg:height="1.0417in" draw:z-index="216"><draw:image xlink:href="Pictures/10000000000000C800000064DAED4CB8.gif" xlink:type="simple" xlink:show="embed" xlink:actuate="onLoad"/></draw:frame></text:p>
      <text:p text:style-name="Standard"><draw:frame draw:style-name="fr3" draw:name="graphics220" text:anchor-type="paragraph" svg:width="2.0835in" svg:height="1.0417in" draw:z-index="219"><draw:image xlink:href="Pictures/10000000000000C800000064162C74DB.gif" xlink:type="simple" xlink:show="embed" xlink:actuate="onLoad"/></draw:frame><draw:frame draw:style-name="fr4" draw:name="graphics219" text:anchor-type="paragraph" svg:width="2.0835in" svg:height="1.0417in" draw:z-index="218"><draw:image xlink:href="Pictures/10000000000000C80000006486D406EF.gif" xlink:type="simple" xlink:show="embed" xlink:actuate="onLoad"/></draw:frame><draw:frame draw:style-name="fr2" draw:name="graphics218" text:anchor-type="paragraph" svg:width="2.0835in" svg:height="1.0417in" draw:z-index="217"><draw:image xlink:href="Pictures/10000000000000C800000064DE43976E.gif" xlink:type="simple" xlink:show="embed" xlink:actuate="onLoad"/></draw:frame></text:p>
      <text:p text:style-name="P1"><draw:frame draw:style-name="fr4" draw:name="graphics221" text:anchor-type="paragraph" svg:width="6.25in" svg:height="6.25in" draw:z-index="220"><draw:image xlink:href="Pictures/1000000000000258000002581C7C7B54.gif" xlink:type="simple" xlink:show="embed" xlink:actuate="onLoad"/></draw:frame></text:p>
      <text:p text:style-name="Standard"><draw:frame draw:style-name="fr2" draw:name="graphics222" text:anchor-type="paragraph" svg:width="2.0835in" svg:height="1.0417in" draw:z-index="221"><draw:image xlink:href="Pictures/10000000000000C8000000641B5CF054.gif" xlink:type="simple" xlink:show="embed" xlink:actuate="onLoad"/></draw:frame><draw:frame draw:style-name="fr4" draw:name="graphics223" text:anchor-type="paragraph" svg:width="2.0835in" svg:height="1.0417in" draw:z-index="222"><draw:image xlink:href="Pictures/10000000000000C8000000646FA40D99.gif" xlink:type="simple" xlink:show="embed" xlink:actuate="onLoad"/></draw:frame><draw:frame draw:style-name="fr3" draw:name="graphics224" text:anchor-type="paragraph" svg:width="2.0835in" svg:height="1.0417in" draw:z-index="223"><draw:image xlink:href="Pictures/10000000000000C800000064699D93FF.gif" xlink:type="simple" xlink:show="embed" xlink:actuate="onLoad"/></draw:frame></text:p>
      <text:p text:style-name="Standard"><draw:frame draw:style-name="fr2" draw:name="graphics225" text:anchor-type="paragraph" svg:width="2.0835in" svg:height="1.0417in" draw:z-index="224"><draw:image xlink:href="Pictures/10000000000000C80000006457D305E0.gif" xlink:type="simple" xlink:show="embed" xlink:actuate="onLoad"/></draw:frame><draw:frame draw:style-name="fr4" draw:name="graphics226" text:anchor-type="paragraph" svg:width="2.0835in" svg:height="1.0417in" draw:z-index="225"><draw:image xlink:href="Pictures/10000000000000C80000006421E1FC0F.gif" xlink:type="simple" xlink:show="embed" xlink:actuate="onLoad"/></draw:frame><draw:frame draw:style-name="fr3" draw:name="graphics227" text:anchor-type="paragraph" svg:width="2.0835in" svg:height="1.0417in" draw:z-index="226"><draw:image xlink:href="Pictures/10000000000000C80000006457047907.gif" xlink:type="simple" xlink:show="embed" xlink:actuate="onLoad"/></draw:frame></text:p>
      <text:p text:style-name="Standard"><draw:frame draw:style-name="fr3" draw:name="graphics230" text:anchor-type="paragraph" svg:width="2.0835in" svg:height="1.0417in" draw:z-index="229"><draw:image xlink:href="Pictures/10000000000000C800000064AF39DBFE.gif" xlink:type="simple" xlink:show="embed" xlink:actuate="onLoad"/></draw:frame><draw:frame draw:style-name="fr4" draw:name="graphics229" text:anchor-type="paragraph" svg:width="2.0835in" svg:height="1.0417in" draw:z-index="228"><draw:image xlink:href="Pictures/10000000000000C80000006488D6E63D.gif" xlink:type="simple" xlink:show="embed" xlink:actuate="onLoad"/></draw:frame><draw:frame draw:style-name="fr2" draw:name="graphics228" text:anchor-type="paragraph" svg:width="2.0835in" svg:height="1.0417in" draw:z-index="227"><draw:image xlink:href="Pictures/10000000000000C80000006425F82B70.gif" xlink:type="simple" xlink:show="embed" xlink:actuate="onLoad"/></draw:frame></text:p>
      <text:p text:style-name="P1"><draw:frame draw:style-name="fr4" draw:name="graphics231" text:anchor-type="paragraph" svg:width="6.25in" svg:height="6.25in" draw:z-index="230"><draw:image xlink:href="Pictures/1000000000000258000002586773F186.gif" xlink:type="simple" xlink:show="embed" xlink:actuate="onLoad"/></draw:frame></text:p>
      <text:p text:style-name="Standard"><draw:frame draw:style-name="fr2" draw:name="graphics232" text:anchor-type="paragraph" svg:width="2.0835in" svg:height="1.0417in" draw:z-index="231"><draw:image xlink:href="Pictures/10000000000000C800000064C64DBD2E.gif" xlink:type="simple" xlink:show="embed" xlink:actuate="onLoad"/></draw:frame><draw:frame draw:style-name="fr4" draw:name="graphics233" text:anchor-type="paragraph" svg:width="2.0835in" svg:height="1.0417in" draw:z-index="232"><draw:image xlink:href="Pictures/10000000000000C80000006494C351FF.gif" xlink:type="simple" xlink:show="embed" xlink:actuate="onLoad"/></draw:frame><draw:frame draw:style-name="fr3" draw:name="graphics234" text:anchor-type="paragraph" svg:width="2.0835in" svg:height="1.0417in" draw:z-index="233"><draw:image xlink:href="Pictures/10000000000000C800000064501BF8D4.gif" xlink:type="simple" xlink:show="embed" xlink:actuate="onLoad"/></draw:frame></text:p>
      <text:p text:style-name="Standard"><draw:frame draw:style-name="fr2" draw:name="graphics235" text:anchor-type="paragraph" svg:width="2.0835in" svg:height="1.0417in" draw:z-index="234"><draw:image xlink:href="Pictures/10000000000000C800000064724D3B21.gif" xlink:type="simple" xlink:show="embed" xlink:actuate="onLoad"/></draw:frame><draw:frame draw:style-name="fr4" draw:name="graphics236" text:anchor-type="paragraph" svg:width="2.0835in" svg:height="1.0417in" draw:z-index="235"><draw:image xlink:href="Pictures/10000000000000C8000000646D65D792.gif" xlink:type="simple" xlink:show="embed" xlink:actuate="onLoad"/></draw:frame><draw:frame draw:style-name="fr3" draw:name="graphics237" text:anchor-type="paragraph" svg:width="2.0835in" svg:height="1.0417in" draw:z-index="236"><draw:image xlink:href="Pictures/10000000000000C800000064FAF0B4A7.gif" xlink:type="simple" xlink:show="embed" xlink:actuate="onLoad"/></draw:frame></text:p>
      <text:p text:style-name="Standard"><draw:frame draw:style-name="fr3" draw:name="graphics240" text:anchor-type="paragraph" svg:width="2.0835in" svg:height="1.0417in" draw:z-index="239"><draw:image xlink:href="Pictures/10000000000000C80000006403C223D7.gif" xlink:type="simple" xlink:show="embed" xlink:actuate="onLoad"/></draw:frame><draw:frame draw:style-name="fr4" draw:name="graphics239" text:anchor-type="paragraph" svg:width="2.0835in" svg:height="1.0417in" draw:z-index="238"><draw:image xlink:href="Pictures/10000000000000C80000006497A912BE.gif" xlink:type="simple" xlink:show="embed" xlink:actuate="onLoad"/></draw:frame><draw:frame draw:style-name="fr2" draw:name="graphics238" text:anchor-type="paragraph" svg:width="2.0835in" svg:height="1.0417in" draw:z-index="237"><draw:image xlink:href="Pictures/10000000000000C80000006454017D9F.gif" xlink:type="simple" xlink:show="embed" xlink:actuate="onLoad"/></draw:frame></text:p>
      <text:p text:style-name="P1"><draw:frame draw:style-name="fr4" draw:name="graphics241" text:anchor-type="paragraph" svg:width="6.25in" svg:height="6.25in" draw:z-index="240"><draw:image xlink:href="Pictures/10000000000002580000025815D40C3A.gif" xlink:type="simple" xlink:show="embed" xlink:actuate="onLoad"/></draw:frame></text:p>
      <text:p text:style-name="Standard"><draw:frame draw:style-name="fr2" draw:name="graphics242" text:anchor-type="paragraph" svg:width="2.0835in" svg:height="1.0417in" draw:z-index="241"><draw:image xlink:href="Pictures/10000000000000C80000006439437496.gif" xlink:type="simple" xlink:show="embed" xlink:actuate="onLoad"/></draw:frame><draw:frame draw:style-name="fr4" draw:name="graphics243" text:anchor-type="paragraph" svg:width="2.0835in" svg:height="1.0417in" draw:z-index="242"><draw:image xlink:href="Pictures/10000000000000C80000006471AE8E27.gif" xlink:type="simple" xlink:show="embed" xlink:actuate="onLoad"/></draw:frame><draw:frame draw:style-name="fr3" draw:name="graphics244" text:anchor-type="paragraph" svg:width="2.0835in" svg:height="1.0417in" draw:z-index="243"><draw:image xlink:href="Pictures/10000000000000C80000006477971041.gif" xlink:type="simple" xlink:show="embed" xlink:actuate="onLoad"/></draw:frame></text:p>
      <text:p text:style-name="Standard"><draw:frame draw:style-name="fr2" draw:name="graphics245" text:anchor-type="paragraph" svg:width="2.0835in" svg:height="1.0417in" draw:z-index="244"><draw:image xlink:href="Pictures/10000000000000C80000006431F388A6.gif" xlink:type="simple" xlink:show="embed" xlink:actuate="onLoad"/></draw:frame><draw:frame draw:style-name="fr4" draw:name="graphics246" text:anchor-type="paragraph" svg:width="2.0835in" svg:height="1.0417in" draw:z-index="245"><draw:image xlink:href="Pictures/10000000000000C8000000642EE4BDD0.gif" xlink:type="simple" xlink:show="embed" xlink:actuate="onLoad"/></draw:frame><draw:frame draw:style-name="fr3" draw:name="graphics247" text:anchor-type="paragraph" svg:width="2.0835in" svg:height="1.0417in" draw:z-index="246"><draw:image xlink:href="Pictures/10000000000000C800000064DCF1473B.gif" xlink:type="simple" xlink:show="embed" xlink:actuate="onLoad"/></draw:frame></text:p>
      <text:p text:style-name="Standard"><draw:frame draw:style-name="fr3" draw:name="graphics250" text:anchor-type="paragraph" svg:width="2.0835in" svg:height="1.0417in" draw:z-index="249"><draw:image xlink:href="Pictures/10000000000000C8000000641F8302B9.gif" xlink:type="simple" xlink:show="embed" xlink:actuate="onLoad"/></draw:frame><draw:frame draw:style-name="fr4" draw:name="graphics249" text:anchor-type="paragraph" svg:width="2.0835in" svg:height="1.0417in" draw:z-index="248"><draw:image xlink:href="Pictures/10000000000000C800000064FC09BD28.gif" xlink:type="simple" xlink:show="embed" xlink:actuate="onLoad"/></draw:frame><draw:frame draw:style-name="fr2" draw:name="graphics248" text:anchor-type="paragraph" svg:width="2.0835in" svg:height="1.0417in" draw:z-index="247"><draw:image xlink:href="Pictures/10000000000000C800000064795CBBF5.gif" xlink:type="simple" xlink:show="embed" xlink:actuate="onLoad"/></draw:frame></text:p>
      <text:p text:style-name="P1"><draw:frame draw:style-name="fr4" draw:name="graphics251" text:anchor-type="paragraph" svg:width="6.25in" svg:height="6.25in" draw:z-index="250"><draw:image xlink:href="Pictures/1000000000000258000002588CEFBACE.gif" xlink:type="simple" xlink:show="embed" xlink:actuate="onLoad"/></draw:frame></text:p>
      <text:p text:style-name="Standard"><draw:frame draw:style-name="fr2" draw:name="graphics252" text:anchor-type="paragraph" svg:width="2.0835in" svg:height="1.0417in" draw:z-index="251"><draw:image xlink:href="Pictures/10000000000000C800000064AF286F1A.gif" xlink:type="simple" xlink:show="embed" xlink:actuate="onLoad"/></draw:frame><draw:frame draw:style-name="fr4" draw:name="graphics253" text:anchor-type="paragraph" svg:width="2.0835in" svg:height="1.0417in" draw:z-index="252"><draw:image xlink:href="Pictures/10000000000000C800000064038878A3.gif" xlink:type="simple" xlink:show="embed" xlink:actuate="onLoad"/></draw:frame><draw:frame draw:style-name="fr3" draw:name="graphics254" text:anchor-type="paragraph" svg:width="2.0835in" svg:height="1.0417in" draw:z-index="253"><draw:image xlink:href="Pictures/10000000000000C80000006405B1E6C5.gif" xlink:type="simple" xlink:show="embed" xlink:actuate="onLoad"/></draw:frame></text:p>
      <text:p text:style-name="Standard"><draw:frame draw:style-name="fr2" draw:name="graphics255" text:anchor-type="paragraph" svg:width="2.0835in" svg:height="1.0417in" draw:z-index="254"><draw:image xlink:href="Pictures/10000000000000C800000064503FA273.gif" xlink:type="simple" xlink:show="embed" xlink:actuate="onLoad"/></draw:frame><draw:frame draw:style-name="fr4" draw:name="graphics256" text:anchor-type="paragraph" svg:width="2.0835in" svg:height="1.0417in" draw:z-index="255"><draw:image xlink:href="Pictures/10000000000000C80000006417F7C692.gif" xlink:type="simple" xlink:show="embed" xlink:actuate="onLoad"/></draw:frame><draw:frame draw:style-name="fr3" draw:name="graphics257" text:anchor-type="paragraph" svg:width="2.0835in" svg:height="1.0417in" draw:z-index="256"><draw:image xlink:href="Pictures/10000000000000C8000000643B280C3D.gif" xlink:type="simple" xlink:show="embed" xlink:actuate="onLoad"/></draw:frame></text:p>
      <text:p text:style-name="Standard"><draw:frame draw:style-name="fr3" draw:name="graphics260" text:anchor-type="paragraph" svg:width="2.0835in" svg:height="1.0417in" draw:z-index="259"><draw:image xlink:href="Pictures/10000000000000C800000064972D41B9.gif" xlink:type="simple" xlink:show="embed" xlink:actuate="onLoad"/></draw:frame><draw:frame draw:style-name="fr4" draw:name="graphics259" text:anchor-type="paragraph" svg:width="2.0835in" svg:height="1.0417in" draw:z-index="258"><draw:image xlink:href="Pictures/10000000000000C800000064E7745236.gif" xlink:type="simple" xlink:show="embed" xlink:actuate="onLoad"/></draw:frame><draw:frame draw:style-name="fr2" draw:name="graphics258" text:anchor-type="paragraph" svg:width="2.0835in" svg:height="1.0417in" draw:z-index="257"><draw:image xlink:href="Pictures/10000000000000C800000064892EF175.gif" xlink:type="simple" xlink:show="embed" xlink:actuate="onLoad"/></draw:frame></text:p>
      <text:p text:style-name="P1"><draw:frame draw:style-name="fr4" draw:name="graphics261" text:anchor-type="paragraph" svg:width="6.25in" svg:height="6.25in" draw:z-index="260"><draw:image xlink:href="Pictures/1000000000000258000002582510CE90.gif" xlink:type="simple" xlink:show="embed" xlink:actuate="onLoad"/></draw:frame></text:p>
      <text:p text:style-name="Standard"><draw:frame draw:style-name="fr5" draw:name="graphics262" text:anchor-type="paragraph" svg:width="2.0835in" svg:height="1.0417in" draw:z-index="261"><draw:image xlink:href="Pictures/10000000000000C800000064B243118A.gif" xlink:type="simple" xlink:show="embed" xlink:actuate="onLoad"/></draw:frame><draw:frame draw:style-name="fr4" draw:name="graphics263" text:anchor-type="paragraph" svg:width="2.0835in" svg:height="1.0417in" draw:z-index="262"><draw:image xlink:href="Pictures/10000000000000C800000064D686975A.gif" xlink:type="simple" xlink:show="embed" xlink:actuate="onLoad"/></draw:frame><draw:frame draw:style-name="fr3" draw:name="graphics264" text:anchor-type="paragraph" svg:width="2.0835in" svg:height="1.0417in" draw:z-index="263"><draw:image xlink:href="Pictures/10000000000000C800000064B847CE8A.gif" xlink:type="simple" xlink:show="embed" xlink:actuate="onLoad"/></draw:frame></text:p>
      <text:p text:style-name="Standard"><draw:frame draw:style-name="fr2" draw:name="graphics265" text:anchor-type="paragraph" svg:width="2.0835in" svg:height="1.0417in" draw:z-index="264"><draw:image xlink:href="Pictures/10000000000000C800000064778221C3.gif" xlink:type="simple" xlink:show="embed" xlink:actuate="onLoad"/></draw:frame><draw:frame draw:style-name="fr4" draw:name="graphics266" text:anchor-type="paragraph" svg:width="2.0835in" svg:height="1.0417in" draw:z-index="265"><draw:image xlink:href="Pictures/10000000000000C800000064A4B45195.gif" xlink:type="simple" xlink:show="embed" xlink:actuate="onLoad"/></draw:frame><draw:frame draw:style-name="fr3" draw:name="graphics267" text:anchor-type="paragraph" svg:width="2.0835in" svg:height="1.0417in" draw:z-index="266"><draw:image xlink:href="Pictures/10000000000000C80000006486DE2472.gif" xlink:type="simple" xlink:show="embed" xlink:actuate="onLoad"/></draw:frame></text:p>
      <text:p text:style-name="Standard"><draw:frame draw:style-name="fr3" draw:name="graphics270" text:anchor-type="paragraph" svg:width="2.0835in" svg:height="1.0417in" draw:z-index="269"><draw:image xlink:href="Pictures/10000000000000C800000064E873B98C.gif" xlink:type="simple" xlink:show="embed" xlink:actuate="onLoad"/></draw:frame><draw:frame draw:style-name="fr4" draw:name="graphics269" text:anchor-type="paragraph" svg:width="2.0835in" svg:height="1.0417in" draw:z-index="268"><draw:image xlink:href="Pictures/10000000000000C80000006437916F9D.gif" xlink:type="simple" xlink:show="embed" xlink:actuate="onLoad"/></draw:frame><draw:frame draw:style-name="fr2" draw:name="graphics268" text:anchor-type="paragraph" svg:width="2.0835in" svg:height="1.0417in" draw:z-index="267"><draw:image xlink:href="Pictures/10000000000000C800000064B68C653E.gif" xlink:type="simple" xlink:show="embed" xlink:actuate="onLoad"/></draw:frame></text:p>
      <text:p text:style-name="P1"><draw:frame draw:style-name="fr4" draw:name="graphics271" text:anchor-type="paragraph" svg:width="6.25in" svg:height="6.25in" draw:z-index="270"><draw:image xlink:href="Pictures/1000000000000258000002582D50F0E9.gif" xlink:type="simple" xlink:show="embed" xlink:actuate="onLoad"/></draw:frame></text:p>
      <text:p text:style-name="Standard"><draw:frame draw:style-name="fr2" draw:name="graphics272" text:anchor-type="paragraph" svg:width="2.0835in" svg:height="1.0417in" draw:z-index="271"><draw:image xlink:href="Pictures/10000000000000C800000064258428E5.gif" xlink:type="simple" xlink:show="embed" xlink:actuate="onLoad"/></draw:frame><draw:frame draw:style-name="fr4" draw:name="graphics273" text:anchor-type="paragraph" svg:width="2.0835in" svg:height="1.0417in" draw:z-index="272"><draw:image xlink:href="Pictures/10000000000000C800000064CCC347C9.gif" xlink:type="simple" xlink:show="embed" xlink:actuate="onLoad"/></draw:frame><draw:frame draw:style-name="fr3" draw:name="graphics274" text:anchor-type="paragraph" svg:width="2.0835in" svg:height="1.0417in" draw:z-index="273"><draw:image xlink:href="Pictures/10000000000000C800000064CAFAD9AF.gif" xlink:type="simple" xlink:show="embed" xlink:actuate="onLoad"/></draw:frame></text:p>
      <text:p text:style-name="Standard"><draw:frame draw:style-name="fr2" draw:name="graphics275" text:anchor-type="paragraph" svg:width="2.0835in" svg:height="1.0417in" draw:z-index="274"><draw:image xlink:href="Pictures/10000000000000C80000006414BA6C33.gif" xlink:type="simple" xlink:show="embed" xlink:actuate="onLoad"/></draw:frame><draw:frame draw:style-name="fr4" draw:name="graphics276" text:anchor-type="paragraph" svg:width="2.0835in" svg:height="1.0417in" draw:z-index="275"><draw:image xlink:href="Pictures/10000000000000C80000006470525927.gif" xlink:type="simple" xlink:show="embed" xlink:actuate="onLoad"/></draw:frame><draw:frame draw:style-name="fr3" draw:name="graphics277" text:anchor-type="paragraph" svg:width="2.0835in" svg:height="1.0417in" draw:z-index="276"><draw:image xlink:href="Pictures/10000000000000C800000064C09FA9CD.gif" xlink:type="simple" xlink:show="embed" xlink:actuate="onLoad"/></draw:frame></text:p>
      <text:p text:style-name="Standard"><draw:frame draw:style-name="fr3" draw:name="graphics280" text:anchor-type="paragraph" svg:width="2.0835in" svg:height="1.0417in" draw:z-index="279"><draw:image xlink:href="Pictures/10000000000000C800000064A2EECB57.gif" xlink:type="simple" xlink:show="embed" xlink:actuate="onLoad"/></draw:frame><draw:frame draw:style-name="fr4" draw:name="graphics279" text:anchor-type="paragraph" svg:width="2.0835in" svg:height="1.0417in" draw:z-index="278"><draw:image xlink:href="Pictures/10000000000000C800000064282B2073.gif" xlink:type="simple" xlink:show="embed" xlink:actuate="onLoad"/></draw:frame><draw:frame draw:style-name="fr2" draw:name="graphics278" text:anchor-type="paragraph" svg:width="2.0835in" svg:height="1.0417in" draw:z-index="277"><draw:image xlink:href="Pictures/10000000000000C8000000644665CE1F.gif" xlink:type="simple" xlink:show="embed" xlink:actuate="onLoad"/></draw:frame></text:p>
      <text:p text:style-name="P1"><draw:frame draw:style-name="fr4" draw:name="graphics281" text:anchor-type="paragraph" svg:width="6.25in" svg:height="6.25in" draw:z-index="280"><draw:image xlink:href="Pictures/10000000000002580000025848FE5E17.gif" xlink:type="simple" xlink:show="embed" xlink:actuate="onLoad"/></draw:frame></text:p>
      <text:p text:style-name="Standard"><draw:frame draw:style-name="fr2" draw:name="graphics282" text:anchor-type="paragraph" svg:width="2.0835in" svg:height="1.0417in" draw:z-index="281"><draw:image xlink:href="Pictures/10000000000000C800000064FEAE37B2.gif" xlink:type="simple" xlink:show="embed" xlink:actuate="onLoad"/></draw:frame><draw:frame draw:style-name="fr4" draw:name="graphics283" text:anchor-type="paragraph" svg:width="2.0835in" svg:height="1.0417in" draw:z-index="282"><draw:image xlink:href="Pictures/10000000000000C8000000646BE2A1DE.gif" xlink:type="simple" xlink:show="embed" xlink:actuate="onLoad"/></draw:frame><draw:frame draw:style-name="fr3" draw:name="graphics284" text:anchor-type="paragraph" svg:width="2.0835in" svg:height="1.0417in" draw:z-index="283"><draw:image xlink:href="Pictures/10000000000000C8000000646B299F94.gif" xlink:type="simple" xlink:show="embed" xlink:actuate="onLoad"/></draw:frame></text:p>
      <text:p text:style-name="Standard"><draw:frame draw:style-name="fr2" draw:name="graphics285" text:anchor-type="paragraph" svg:width="2.0835in" svg:height="1.0417in" draw:z-index="284"><draw:image xlink:href="Pictures/10000000000000C800000064FBAD4DE6.gif" xlink:type="simple" xlink:show="embed" xlink:actuate="onLoad"/></draw:frame><draw:frame draw:style-name="fr4" draw:name="graphics286" text:anchor-type="paragraph" svg:width="2.0835in" svg:height="1.0417in" draw:z-index="285"><draw:image xlink:href="Pictures/10000000000000C800000064C46CCA8B.gif" xlink:type="simple" xlink:show="embed" xlink:actuate="onLoad"/></draw:frame><draw:frame draw:style-name="fr3" draw:name="graphics287" text:anchor-type="paragraph" svg:width="2.0835in" svg:height="1.0417in" draw:z-index="286"><draw:image xlink:href="Pictures/10000000000000C800000064476F124E.gif" xlink:type="simple" xlink:show="embed" xlink:actuate="onLoad"/></draw:frame></text:p>
      <text:p text:style-name="Standard"><draw:frame draw:style-name="fr3" draw:name="graphics290" text:anchor-type="paragraph" svg:width="2.0835in" svg:height="1.0417in" draw:z-index="289"><draw:image xlink:href="Pictures/10000000000000C800000064CFB8ADD8.gif" xlink:type="simple" xlink:show="embed" xlink:actuate="onLoad"/></draw:frame><draw:frame draw:style-name="fr4" draw:name="graphics289" text:anchor-type="paragraph" svg:width="2.0835in" svg:height="1.0417in" draw:z-index="288"><draw:image xlink:href="Pictures/10000000000000C80000006495BECE38.gif" xlink:type="simple" xlink:show="embed" xlink:actuate="onLoad"/></draw:frame><draw:frame draw:style-name="fr2" draw:name="graphics288" text:anchor-type="paragraph" svg:width="2.0835in" svg:height="1.0417in" draw:z-index="287"><draw:image xlink:href="Pictures/10000000000000C8000000644C8AB320.gif" xlink:type="simple" xlink:show="embed" xlink:actuate="onLoad"/></draw:frame></text:p>
      <text:p text:style-name="P1"><draw:frame draw:style-name="fr4" draw:name="graphics291" text:anchor-type="paragraph" svg:width="6.25in" svg:height="6.25in" draw:z-index="290"><draw:image xlink:href="Pictures/100000000000025800000258EA35EDD8.gif" xlink:type="simple" xlink:show="embed" xlink:actuate="onLoad"/></draw:frame></text:p>
      <text:p text:style-name="Standard"><draw:frame draw:style-name="fr2" draw:name="graphics292" text:anchor-type="paragraph" svg:width="2.0835in" svg:height="1.0417in" draw:z-index="291"><draw:image xlink:href="Pictures/10000000000000C800000064E741B16C.gif" xlink:type="simple" xlink:show="embed" xlink:actuate="onLoad"/></draw:frame><draw:frame draw:style-name="fr4" draw:name="graphics293" text:anchor-type="paragraph" svg:width="2.0835in" svg:height="1.0417in" draw:z-index="292"><draw:image xlink:href="Pictures/10000000000000C8000000640EE66F7E.gif" xlink:type="simple" xlink:show="embed" xlink:actuate="onLoad"/></draw:frame><draw:frame draw:style-name="fr3" draw:name="graphics294" text:anchor-type="paragraph" svg:width="2.0835in" svg:height="1.0417in" draw:z-index="293"><draw:image xlink:href="Pictures/10000000000000C8000000648B465128.gif" xlink:type="simple" xlink:show="embed" xlink:actuate="onLoad"/></draw:frame></text:p>
      <text:p text:style-name="Standard"><draw:frame draw:style-name="fr2" draw:name="graphics295" text:anchor-type="paragraph" svg:width="2.0835in" svg:height="1.0417in" draw:z-index="294"><draw:image xlink:href="Pictures/10000000000000C8000000648885C0E9.gif" xlink:type="simple" xlink:show="embed" xlink:actuate="onLoad"/></draw:frame><draw:frame draw:style-name="fr4" draw:name="graphics296" text:anchor-type="paragraph" svg:width="2.0835in" svg:height="1.0417in" draw:z-index="295"><draw:image xlink:href="Pictures/10000000000000C800000064BD349E44.gif" xlink:type="simple" xlink:show="embed" xlink:actuate="onLoad"/></draw:frame><draw:frame draw:style-name="fr3" draw:name="graphics297" text:anchor-type="paragraph" svg:width="2.0835in" svg:height="1.0417in" draw:z-index="296"><draw:image xlink:href="Pictures/10000000000000C800000064B5DFBBD0.gif" xlink:type="simple" xlink:show="embed" xlink:actuate="onLoad"/></draw:frame></text:p>
      <text:p text:style-name="Standard"><draw:frame draw:style-name="fr3" draw:name="graphics300" text:anchor-type="paragraph" svg:width="2.0835in" svg:height="1.0417in" draw:z-index="299"><draw:image xlink:href="Pictures/10000000000000C8000000647811B63A.gif" xlink:type="simple" xlink:show="embed" xlink:actuate="onLoad"/></draw:frame><draw:frame draw:style-name="fr4" draw:name="graphics299" text:anchor-type="paragraph" svg:width="2.0835in" svg:height="1.0417in" draw:z-index="298"><draw:image xlink:href="Pictures/10000000000000C80000006497D4E4DA.gif" xlink:type="simple" xlink:show="embed" xlink:actuate="onLoad"/></draw:frame><draw:frame draw:style-name="fr2" draw:name="graphics298" text:anchor-type="paragraph" svg:width="2.0835in" svg:height="1.0417in" draw:z-index="297"><draw:image xlink:href="Pictures/10000000000000C800000064BE3A1ABE.gif" xlink:type="simple" xlink:show="embed" xlink:actuate="onLoad"/></draw:frame></text:p>
      <text:p text:style-name="P1"><draw:frame draw:style-name="fr4" draw:name="graphics301" text:anchor-type="paragraph" svg:width="6.25in" svg:height="6.25in" draw:z-index="300"><draw:image xlink:href="Pictures/100000000000025800000258F1323DC7.gif" xlink:type="simple" xlink:show="embed" xlink:actuate="onLoad"/></draw:frame></text:p>
      <text:p text:style-name="Standard"><draw:frame draw:style-name="fr2" draw:name="graphics302" text:anchor-type="paragraph" svg:width="2.0835in" svg:height="1.0417in" draw:z-index="301"><draw:image xlink:href="Pictures/10000000000000C8000000641E06A26C.gif" xlink:type="simple" xlink:show="embed" xlink:actuate="onLoad"/></draw:frame><draw:frame draw:style-name="fr4" draw:name="graphics303" text:anchor-type="paragraph" svg:width="2.0835in" svg:height="1.0417in" draw:z-index="302"><draw:image xlink:href="Pictures/10000000000000C800000064A2ED6C4A.gif" xlink:type="simple" xlink:show="embed" xlink:actuate="onLoad"/></draw:frame><draw:frame draw:style-name="fr3" draw:name="graphics304" text:anchor-type="paragraph" svg:width="2.0835in" svg:height="1.0417in" draw:z-index="303"><draw:image xlink:href="Pictures/10000000000000C8000000642EEE338F.gif" xlink:type="simple" xlink:show="embed" xlink:actuate="onLoad"/></draw:frame></text:p>
      <text:p text:style-name="Standard"><draw:frame draw:style-name="fr2" draw:name="graphics305" text:anchor-type="paragraph" svg:width="2.0835in" svg:height="1.0417in" draw:z-index="304"><draw:image xlink:href="Pictures/10000000000000C80000006417485758.gif" xlink:type="simple" xlink:show="embed" xlink:actuate="onLoad"/></draw:frame><draw:frame draw:style-name="fr4" draw:name="graphics306" text:anchor-type="paragraph" svg:width="2.0835in" svg:height="1.0417in" draw:z-index="305"><draw:image xlink:href="Pictures/10000000000000C800000064F626114C.gif" xlink:type="simple" xlink:show="embed" xlink:actuate="onLoad"/></draw:frame><draw:frame draw:style-name="fr3" draw:name="graphics307" text:anchor-type="paragraph" svg:width="2.0835in" svg:height="1.0417in" draw:z-index="306"><draw:image xlink:href="Pictures/10000000000000C80000006417063F5A.gif" xlink:type="simple" xlink:show="embed" xlink:actuate="onLoad"/></draw:frame></text:p>
      <text:p text:style-name="Standard"><draw:frame draw:style-name="fr3" draw:name="graphics310" text:anchor-type="paragraph" svg:width="2.0835in" svg:height="1.0417in" draw:z-index="309"><draw:image xlink:href="Pictures/10000000000000C8000000644D57383E.gif" xlink:type="simple" xlink:show="embed" xlink:actuate="onLoad"/></draw:frame><draw:frame draw:style-name="fr4" draw:name="graphics309" text:anchor-type="paragraph" svg:width="2.0835in" svg:height="1.0417in" draw:z-index="308"><draw:image xlink:href="Pictures/10000000000000C8000000649FC956AD.gif" xlink:type="simple" xlink:show="embed" xlink:actuate="onLoad"/></draw:frame><draw:frame draw:style-name="fr2" draw:name="graphics308" text:anchor-type="paragraph" svg:width="2.0835in" svg:height="1.0417in" draw:z-index="307"><draw:image xlink:href="Pictures/10000000000000C800000064B9F7F662.gif" xlink:type="simple" xlink:show="embed" xlink:actuate="onLoad"/></draw:frame></text:p>
      <text:p text:style-name="P1"><draw:frame draw:style-name="fr4" draw:name="graphics311" text:anchor-type="paragraph" svg:width="6.25in" svg:height="6.25in" draw:z-index="310"><draw:image xlink:href="Pictures/1000000000000258000002587B332BC1.gif" xlink:type="simple" xlink:show="embed" xlink:actuate="onLoad"/></draw:frame></text:p>
      <text:p text:style-name="Standard"><draw:frame draw:style-name="fr2" draw:name="graphics312" text:anchor-type="paragraph" svg:width="2.0835in" svg:height="1.0417in" draw:z-index="311"><draw:image xlink:href="Pictures/10000000000000C80000006436250876.gif" xlink:type="simple" xlink:show="embed" xlink:actuate="onLoad"/></draw:frame><draw:frame draw:style-name="fr4" draw:name="graphics313" text:anchor-type="paragraph" svg:width="2.0835in" svg:height="1.0417in" draw:z-index="312"><draw:image xlink:href="Pictures/10000000000000C80000006460AECC11.gif" xlink:type="simple" xlink:show="embed" xlink:actuate="onLoad"/></draw:frame><draw:frame draw:style-name="fr3" draw:name="graphics314" text:anchor-type="paragraph" svg:width="2.0835in" svg:height="1.0417in" draw:z-index="313"><draw:image xlink:href="Pictures/10000000000000C80000006472B53BE1.gif" xlink:type="simple" xlink:show="embed" xlink:actuate="onLoad"/></draw:frame></text:p>
      <text:p text:style-name="Standard"><draw:frame draw:style-name="fr2" draw:name="graphics315" text:anchor-type="paragraph" svg:width="2.0835in" svg:height="1.0417in" draw:z-index="314"><draw:image xlink:href="Pictures/10000000000000C80000006420590D86.gif" xlink:type="simple" xlink:show="embed" xlink:actuate="onLoad"/></draw:frame><draw:frame draw:style-name="fr4" draw:name="graphics316" text:anchor-type="paragraph" svg:width="2.0835in" svg:height="1.0417in" draw:z-index="315"><draw:image xlink:href="Pictures/10000000000000C8000000642C75A800.gif" xlink:type="simple" xlink:show="embed" xlink:actuate="onLoad"/></draw:frame><draw:frame draw:style-name="fr3" draw:name="graphics317" text:anchor-type="paragraph" svg:width="2.0835in" svg:height="1.0417in" draw:z-index="316"><draw:image xlink:href="Pictures/10000000000000C80000006478D04B83.gif" xlink:type="simple" xlink:show="embed" xlink:actuate="onLoad"/></draw:frame></text:p>
      <text:p text:style-name="Standard"><draw:frame draw:style-name="fr3" draw:name="graphics320" text:anchor-type="paragraph" svg:width="2.0835in" svg:height="1.0417in" draw:z-index="319"><draw:image xlink:href="Pictures/10000000000000C800000064AD76A859.gif" xlink:type="simple" xlink:show="embed" xlink:actuate="onLoad"/></draw:frame><draw:frame draw:style-name="fr4" draw:name="graphics319" text:anchor-type="paragraph" svg:width="2.0835in" svg:height="1.0417in" draw:z-index="318"><draw:image xlink:href="Pictures/10000000000000C80000006481FD8C3C.gif" xlink:type="simple" xlink:show="embed" xlink:actuate="onLoad"/></draw:frame><draw:frame draw:style-name="fr2" draw:name="graphics318" text:anchor-type="paragraph" svg:width="2.0835in" svg:height="1.0417in" draw:z-index="317"><draw:image xlink:href="Pictures/10000000000000C800000064D62182BB.gif" xlink:type="simple" xlink:show="embed" xlink:actuate="onLoad"/></draw:frame></text:p>
      <text:p text:style-name="P1"><draw:frame draw:style-name="fr4" draw:name="graphics321" text:anchor-type="paragraph" svg:width="6.25in" svg:height="6.25in" draw:z-index="320"><draw:image xlink:href="Pictures/100000000000025800000258C0B30C4E.gif" xlink:type="simple" xlink:show="embed" xlink:actuate="onLoad"/></draw:frame></text:p>
      <text:p text:style-name="Standard"><draw:frame draw:style-name="fr2" draw:name="graphics322" text:anchor-type="paragraph" svg:width="2.0835in" svg:height="1.0417in" draw:z-index="321"><draw:image xlink:href="Pictures/10000000000000C8000000647913D965.gif" xlink:type="simple" xlink:show="embed" xlink:actuate="onLoad"/></draw:frame><draw:frame draw:style-name="fr4" draw:name="graphics323" text:anchor-type="paragraph" svg:width="2.0835in" svg:height="1.0417in" draw:z-index="322"><draw:image xlink:href="Pictures/10000000000000C800000064701FE0C4.gif" xlink:type="simple" xlink:show="embed" xlink:actuate="onLoad"/></draw:frame><draw:frame draw:style-name="fr3" draw:name="graphics324" text:anchor-type="paragraph" svg:width="2.0835in" svg:height="1.0417in" draw:z-index="323"><draw:image xlink:href="Pictures/10000000000000C800000064118FC7C3.gif" xlink:type="simple" xlink:show="embed" xlink:actuate="onLoad"/></draw:frame></text:p>
      <text:p text:style-name="Standard"><draw:frame draw:style-name="fr2" draw:name="graphics325" text:anchor-type="paragraph" svg:width="2.0835in" svg:height="1.0417in" draw:z-index="324"><draw:image xlink:href="Pictures/10000000000000C8000000646CB6B1C5.gif" xlink:type="simple" xlink:show="embed" xlink:actuate="onLoad"/></draw:frame><draw:frame draw:style-name="fr4" draw:name="graphics326" text:anchor-type="paragraph" svg:width="2.0835in" svg:height="1.0417in" draw:z-index="325"><draw:image xlink:href="Pictures/10000000000000C80000006414876580.gif" xlink:type="simple" xlink:show="embed" xlink:actuate="onLoad"/></draw:frame><draw:frame draw:style-name="fr3" draw:name="graphics327" text:anchor-type="paragraph" svg:width="2.0835in" svg:height="1.0417in" draw:z-index="326"><draw:image xlink:href="Pictures/10000000000000C8000000643DC94A19.gif" xlink:type="simple" xlink:show="embed" xlink:actuate="onLoad"/></draw:frame></text:p>
      <text:p text:style-name="Standard"><draw:frame draw:style-name="fr3" draw:name="graphics330" text:anchor-type="paragraph" svg:width="2.0835in" svg:height="1.0417in" draw:z-index="329"><draw:image xlink:href="Pictures/10000000000000C8000000646B44B219.gif" xlink:type="simple" xlink:show="embed" xlink:actuate="onLoad"/></draw:frame><draw:frame draw:style-name="fr4" draw:name="graphics329" text:anchor-type="paragraph" svg:width="2.0835in" svg:height="1.0417in" draw:z-index="328"><draw:image xlink:href="Pictures/10000000000000C80000006428B5AE98.gif" xlink:type="simple" xlink:show="embed" xlink:actuate="onLoad"/></draw:frame><draw:frame draw:style-name="fr2" draw:name="graphics328" text:anchor-type="paragraph" svg:width="2.0835in" svg:height="1.0417in" draw:z-index="327"><draw:image xlink:href="Pictures/10000000000000C800000064362CEB77.gif" xlink:type="simple" xlink:show="embed" xlink:actuate="onLoad"/></draw:frame></text:p>
      <text:p text:style-name="P1"><draw:frame draw:style-name="fr4" draw:name="graphics331" text:anchor-type="paragraph" svg:width="6.25in" svg:height="6.25in" draw:z-index="330"><draw:image xlink:href="Pictures/1000000000000258000002582964E578.gif" xlink:type="simple" xlink:show="embed" xlink:actuate="onLoad"/></draw:frame></text:p>
      <text:p text:style-name="Standard"><draw:frame draw:style-name="fr2" draw:name="graphics332" text:anchor-type="paragraph" svg:width="2.0835in" svg:height="1.0417in" draw:z-index="331"><draw:image xlink:href="Pictures/10000000000000C8000000648FB04E38.gif" xlink:type="simple" xlink:show="embed" xlink:actuate="onLoad"/></draw:frame><draw:frame draw:style-name="fr4" draw:name="graphics333" text:anchor-type="paragraph" svg:width="2.0835in" svg:height="1.0417in" draw:z-index="332"><draw:image xlink:href="Pictures/10000000000000C8000000649F465C4F.gif" xlink:type="simple" xlink:show="embed" xlink:actuate="onLoad"/></draw:frame><draw:frame draw:style-name="fr3" draw:name="graphics334" text:anchor-type="paragraph" svg:width="2.0835in" svg:height="1.0417in" draw:z-index="333"><draw:image xlink:href="Pictures/10000000000000C800000064E2397943.gif" xlink:type="simple" xlink:show="embed" xlink:actuate="onLoad"/></draw:frame></text:p>
      <text:p text:style-name="Standard"><draw:frame draw:style-name="fr2" draw:name="graphics335" text:anchor-type="paragraph" svg:width="2.0835in" svg:height="1.0417in" draw:z-index="334"><draw:image xlink:href="Pictures/10000000000000C800000064E87B1846.gif" xlink:type="simple" xlink:show="embed" xlink:actuate="onLoad"/></draw:frame><draw:frame draw:style-name="fr4" draw:name="graphics336" text:anchor-type="paragraph" svg:width="2.0835in" svg:height="1.0417in" draw:z-index="335"><draw:image xlink:href="Pictures/10000000000000C800000064A55F82CC.gif" xlink:type="simple" xlink:show="embed" xlink:actuate="onLoad"/></draw:frame><draw:frame draw:style-name="fr3" draw:name="graphics337" text:anchor-type="paragraph" svg:width="2.0835in" svg:height="1.0417in" draw:z-index="336"><draw:image xlink:href="Pictures/10000000000000C800000064B1F5185A.gif" xlink:type="simple" xlink:show="embed" xlink:actuate="onLoad"/></draw:frame></text:p>
      <text:p text:style-name="Standard"><draw:frame draw:style-name="fr3" draw:name="graphics340" text:anchor-type="paragraph" svg:width="2.0835in" svg:height="1.0417in" draw:z-index="339"><draw:image xlink:href="Pictures/10000000000000C800000064338B670B.gif" xlink:type="simple" xlink:show="embed" xlink:actuate="onLoad"/></draw:frame><draw:frame draw:style-name="fr4" draw:name="graphics339" text:anchor-type="paragraph" svg:width="2.0835in" svg:height="1.0417in" draw:z-index="338"><draw:image xlink:href="Pictures/10000000000000C8000000643E26FB87.gif" xlink:type="simple" xlink:show="embed" xlink:actuate="onLoad"/></draw:frame><draw:frame draw:style-name="fr2" draw:name="graphics338" text:anchor-type="paragraph" svg:width="2.0835in" svg:height="1.0417in" draw:z-index="337"><draw:image xlink:href="Pictures/10000000000000C8000000641F04D162.gif" xlink:type="simple" xlink:show="embed" xlink:actuate="onLoad"/></draw:frame></text:p>
      <text:p text:style-name="P1"><draw:frame draw:style-name="fr4" draw:name="graphics341" text:anchor-type="paragraph" svg:width="6.25in" svg:height="6.25in" draw:z-index="340"><draw:image xlink:href="Pictures/1000000000000258000002583BE60924.gif" xlink:type="simple" xlink:show="embed" xlink:actuate="onLoad"/></draw:frame></text:p>
      <text:p text:style-name="Standard"><draw:frame draw:style-name="fr2" draw:name="graphics342" text:anchor-type="paragraph" svg:width="2.0835in" svg:height="1.0417in" draw:z-index="341"><draw:image xlink:href="Pictures/10000000000000C800000064B17233B2.gif" xlink:type="simple" xlink:show="embed" xlink:actuate="onLoad"/></draw:frame><draw:frame draw:style-name="fr4" draw:name="graphics343" text:anchor-type="paragraph" svg:width="2.0835in" svg:height="1.0417in" draw:z-index="342"><draw:image xlink:href="Pictures/10000000000000C800000064ACEBBC23.gif" xlink:type="simple" xlink:show="embed" xlink:actuate="onLoad"/></draw:frame><draw:frame draw:style-name="fr3" draw:name="graphics344" text:anchor-type="paragraph" svg:width="2.0835in" svg:height="1.0417in" draw:z-index="343"><draw:image xlink:href="Pictures/10000000000000C800000064B9572F62.gif" xlink:type="simple" xlink:show="embed" xlink:actuate="onLoad"/></draw:frame></text:p>
      <text:p text:style-name="Standard"><draw:frame draw:style-name="fr2" draw:name="graphics345" text:anchor-type="paragraph" svg:width="2.0835in" svg:height="1.0417in" draw:z-index="344"><draw:image xlink:href="Pictures/10000000000000C80000006472D1478B.gif" xlink:type="simple" xlink:show="embed" xlink:actuate="onLoad"/></draw:frame><draw:frame draw:style-name="fr4" draw:name="graphics346" text:anchor-type="paragraph" svg:width="2.0835in" svg:height="1.0417in" draw:z-index="345"><draw:image xlink:href="Pictures/10000000000000C800000064A43C2161.gif" xlink:type="simple" xlink:show="embed" xlink:actuate="onLoad"/></draw:frame><draw:frame draw:style-name="fr3" draw:name="graphics347" text:anchor-type="paragraph" svg:width="2.0835in" svg:height="1.0417in" draw:z-index="346"><draw:image xlink:href="Pictures/10000000000000C800000064B3325F00.gif" xlink:type="simple" xlink:show="embed" xlink:actuate="onLoad"/></draw:frame></text:p>
      <text:p text:style-name="Standard"><draw:frame draw:style-name="fr3" draw:name="graphics350" text:anchor-type="paragraph" svg:width="2.0835in" svg:height="1.0417in" draw:z-index="349"><draw:image xlink:href="Pictures/10000000000000C8000000647FF36763.gif" xlink:type="simple" xlink:show="embed" xlink:actuate="onLoad"/></draw:frame><draw:frame draw:style-name="fr4" draw:name="graphics349" text:anchor-type="paragraph" svg:width="2.0835in" svg:height="1.0417in" draw:z-index="348"><draw:image xlink:href="Pictures/10000000000000C8000000647CA494CB.gif" xlink:type="simple" xlink:show="embed" xlink:actuate="onLoad"/></draw:frame><draw:frame draw:style-name="fr2" draw:name="graphics348" text:anchor-type="paragraph" svg:width="2.0835in" svg:height="1.0417in" draw:z-index="347"><draw:image xlink:href="Pictures/10000000000000C8000000641DC39638.gif" xlink:type="simple" xlink:show="embed" xlink:actuate="onLoad"/></draw:frame></text:p>
      <text:p text:style-name="P1"><draw:frame draw:style-name="fr4" draw:name="graphics351" text:anchor-type="paragraph" svg:width="6.25in" svg:height="6.25in" draw:z-index="350"><draw:image xlink:href="Pictures/1000000000000258000002586106320C.gif" xlink:type="simple" xlink:show="embed" xlink:actuate="onLoad"/></draw:frame></text:p>
      <text:p text:style-name="Standard"><draw:frame draw:style-name="fr2" draw:name="graphics352" text:anchor-type="paragraph" svg:width="2.0835in" svg:height="1.0417in" draw:z-index="351"><draw:image xlink:href="Pictures/10000000000000C800000064CE204A1B.gif" xlink:type="simple" xlink:show="embed" xlink:actuate="onLoad"/></draw:frame><draw:frame draw:style-name="fr4" draw:name="graphics353" text:anchor-type="paragraph" svg:width="2.0835in" svg:height="1.0417in" draw:z-index="352"><draw:image xlink:href="Pictures/10000000000000C80000006437520DCA.gif" xlink:type="simple" xlink:show="embed" xlink:actuate="onLoad"/></draw:frame><draw:frame draw:style-name="fr3" draw:name="graphics354" text:anchor-type="paragraph" svg:width="2.0835in" svg:height="1.0417in" draw:z-index="353"><draw:image xlink:href="Pictures/10000000000000C8000000642549FA3A.gif" xlink:type="simple" xlink:show="embed" xlink:actuate="onLoad"/></draw:frame></text:p>
      <text:p text:style-name="Standard"><draw:frame draw:style-name="fr2" draw:name="graphics355" text:anchor-type="paragraph" svg:width="2.0835in" svg:height="1.0417in" draw:z-index="354"><draw:image xlink:href="Pictures/10000000000000C800000064F327CD70.gif" xlink:type="simple" xlink:show="embed" xlink:actuate="onLoad"/></draw:frame><draw:frame draw:style-name="fr4" draw:name="graphics356" text:anchor-type="paragraph" svg:width="2.0835in" svg:height="1.0417in" draw:z-index="355"><draw:image xlink:href="Pictures/10000000000000C800000064EA334BCD.gif" xlink:type="simple" xlink:show="embed" xlink:actuate="onLoad"/></draw:frame><draw:frame draw:style-name="fr3" draw:name="graphics357" text:anchor-type="paragraph" svg:width="2.0835in" svg:height="1.0417in" draw:z-index="356"><draw:image xlink:href="Pictures/10000000000000C8000000648E2FAD40.gif" xlink:type="simple" xlink:show="embed" xlink:actuate="onLoad"/></draw:frame></text:p>
      <text:p text:style-name="Standard"><draw:frame draw:style-name="fr2" draw:name="graphics358" text:anchor-type="paragraph" svg:width="2.0835in" svg:height="1.0417in" draw:z-index="357"><draw:image xlink:href="Pictures/10000000000000C80000006481DD4360.gif" xlink:type="simple" xlink:show="embed" xlink:actuate="onLoad"/></draw:frame><draw:frame draw:style-name="fr4" draw:name="graphics359" text:anchor-type="paragraph" svg:width="2.0835in" svg:height="1.0417in" draw:z-index="358"><draw:image xlink:href="Pictures/10000000000000C8000000644E5473C4.gif" xlink:type="simple" xlink:show="embed" xlink:actuate="onLoad"/></draw:frame><draw:frame draw:style-name="fr3" draw:name="graphics360" text:anchor-type="paragraph" svg:width="2.0835in" svg:height="1.0417in" draw:z-index="359"><draw:image xlink:href="Pictures/10000000000000C800000064757D8D3C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16M8S</meta:editing-duration>
    <meta:editing-cycles>3</meta:editing-cycles>
    <meta:generator>OpenOffice/4.1.5$Win32 OpenOffice.org_project/415m1$Build-9789</meta:generator>
    <dc:date>2018-10-14T21:51:34.16</dc:date>
    <meta:document-statistic meta:table-count="0" meta:image-count="360" meta:object-count="0" meta:page-count="36" meta:paragraph-count="0" meta:word-count="0" meta:character-count="0"/>
    <dc:creator>Mark Ferguson</dc:creator>
    <meta:user-defined meta:name="Info 1"/>
    <meta:user-defined meta:name="Info 2"/>
    <meta:user-defined meta:name="Info 3"/>
    <meta:user-defined meta:name="Info 4"/>
  </office:meta>
</office:document-meta>
</file>